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0.6339in"/>
    </style:style>
    <style:style style:name="co11" style:family="table-column">
      <style:table-column-properties fo:break-before="auto" style:column-width="1.0543in"/>
    </style:style>
    <style:style style:name="co12" style:family="table-column">
      <style:table-column-properties fo:break-before="auto" style:column-width="1.2508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1.4563in"/>
    </style:style>
    <style:style style:name="co16" style:family="table-column">
      <style:table-column-properties fo:break-before="auto" style:column-width="0.6508in"/>
    </style:style>
    <style:style style:name="co17" style:family="table-column">
      <style:table-column-properties fo:break-before="auto" style:column-width="1.6882in"/>
    </style:style>
    <style:style style:name="co18" style:family="table-column">
      <style:table-column-properties fo:break-before="auto" style:column-width="1.0807in"/>
    </style:style>
    <style:style style:name="co19" style:family="table-column">
      <style:table-column-properties fo:break-before="auto" style:column-width="1.1972in"/>
    </style:style>
    <style:style style:name="co20" style:family="table-column">
      <style:table-column-properties fo:break-before="auto" style:column-width="1.4201in"/>
    </style:style>
    <style:style style:name="co21" style:family="table-column">
      <style:table-column-properties fo:break-before="auto" style:column-width="1.248in"/>
    </style:style>
    <style:style style:name="co22" style:family="table-column">
      <style:table-column-properties fo:break-before="auto" style:column-width="0.2799in"/>
    </style:style>
    <style:style style:name="co23" style:family="table-column">
      <style:table-column-properties fo:break-before="auto" style:column-width="1.4in"/>
    </style:style>
    <style:style style:name="co24" style:family="table-column">
      <style:table-column-properties fo:break-before="auto" style:column-width="0.1201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62" style:family="table-cell" style:parent-style-name="Heading_20_1">
      <style:table-cell-properties fo:border="0.74pt solid #000000"/>
    </style:style>
    <style:style style:name="ce63" style:family="table-cell" style:parent-style-name="Accent_20_3">
      <style:table-cell-properties fo:border="0.74pt solid #000000"/>
    </style:style>
    <style:style style:name="ce64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6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7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8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6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0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3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78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88" style:family="table-cell" style:parent-style-name="Accent_20_3">
      <style:table-cell-properties style:text-align-source="fix" style:repeat-content="false"/>
      <style:paragraph-properties fo:text-align="center"/>
    </style:style>
    <style:style style:name="ce79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80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81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8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8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89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90" style:family="table-cell" style:parent-style-name="Default" style:data-style-name="N11">
      <style:table-cell-properties fo:background-color="#81d41a" fo:border="0.74pt solid #000000"/>
    </style:style>
    <style:style style:name="ce91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92" style:family="table-cell" style:parent-style-name="Default" style:data-style-name="N11">
      <style:table-cell-properties fo:background-color="#c9211e" fo:border="0.74pt solid #000000"/>
    </style:style>
    <style:style style:name="ce36" style:family="table-cell" style:parent-style-name="Default">
      <style:table-cell-properties fo:background-color="#d8f1fb"/>
    </style:style>
    <style:style style:name="ce37" style:family="table-cell" style:parent-style-name="Default">
      <style:table-cell-properties fo:background-color="#c7ecfb"/>
    </style:style>
    <style:style style:name="ce38" style:family="table-cell" style:parent-style-name="Default" style:data-style-name="N11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Heading_20_1">
      <style:table-cell-properties style:text-align-source="fix" style:repeat-content="false" fo:border="0.74pt solid #000000"/>
      <style:paragraph-properties fo:text-align="center"/>
    </style:style>
    <style:style style:name="ce42" style:family="table-cell" style:parent-style-name="Accent_20_1">
      <style:table-cell-properties fo:border-bottom="0.74pt solid #000000" style:text-align-source="fix" style:repeat-content="false" fo:border-left="0.74pt solid #000000" fo:border-right="0.74pt solid #000000" fo:border-top="0.74pt solid #ffffff"/>
      <style:paragraph-properties fo:text-align="center"/>
    </style:style>
    <style:style style:name="ce44" style:family="table-cell" style:parent-style-name="Default" style:data-style-name="N11">
      <style:table-cell-properties fo:background-color="#d8f1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45" style:family="table-cell" style:parent-style-name="Default" style:data-style-name="N11">
      <style:table-cell-properties fo:background-color="#c7ecfb" fo:border="0.74pt solid #000000" fo:padding-bottom="0.0138in" fo:padding-left="0.0138in" fo:padding-right="0.0417in" fo:padding-top="0.0138in"/>
      <style:text-properties fo:font-size="13pt" fo:font-style="italic" fo:font-weight="bold" style:font-size-asian="13pt" style:font-size-complex="13pt"/>
    </style:style>
    <style:style style:name="ce35" style:family="table-cell" style:parent-style-name="Default">
      <style:table-cell-properties fo:border="none"/>
    </style:style>
    <style:style style:name="ce47" style:family="table-cell" style:parent-style-name="Default">
      <style:table-cell-properties fo:background-color="#d8f1fb"/>
      <style:text-properties fo:font-style="italic" fo:font-weight="bold"/>
    </style:style>
    <style:style style:name="ce50" style:family="table-cell" style:parent-style-name="Default">
      <style:table-cell-properties fo:background-color="#c7ecfb"/>
      <style:text-properties fo:font-style="italic" fo:font-weight="bold"/>
    </style:style>
    <style:style style:name="ce56" style:family="table-cell" style:parent-style-name="Footnote" style:data-style-name="N100">
      <style:table-cell-properties style:text-align-source="fix" style:repeat-content="false" fo:wrap-option="wrap" style:vertical-align="top"/>
      <style:paragraph-properties fo:text-align="star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74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82131022176905" calcext:value-type="percentage">
            <text:p>68.2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218689778230949" calcext:value-type="percentage">
            <text:p>-2.19%</text:p>
          </table:table-cell>
          <table:table-cell table:style-name="ce75" table:number-columns-repeated="2"/>
          <table:table-cell table:style-name="ce63"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274635228141695" calcext:value-type="percentage">
            <text:p>-0.27%</text:p>
          </table:table-cell>
          <table:table-cell table:style-name="ce74"/>
          <table:table-cell/>
          <table:table-cell table:style-name="ce67" table:formula="of:=[.B7]-[.I7]" office:value-type="percentage" office:value="-0.033902625541678" calcext:value-type="percentage">
            <text:p>-3.39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7076217180729" calcext:value-type="percentage">
            <text:p>88.71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0792378281927098" calcext:value-type="percentage">
            <text:p>-0.7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77" table:formula="of:=[.I8]-[.K8]" office:value-type="percentage" office:value="-0.00438787662503204" calcext:value-type="percentage">
            <text:p>-0.44%</text:p>
          </table:table-cell>
          <table:table-cell table:style-name="ce74"/>
          <table:table-cell/>
          <table:table-cell table:style-name="ce67" table:formula="of:=[.B8]-[.I8]" office:value-type="percentage" office:value="-0.011215906194239" calcext:value-type="percentage">
            <text:p>-1.12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60387458577619" calcext:value-type="percentage">
            <text:p>76.0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18612541422381" calcext:value-type="percentage">
            <text:p>-1.86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-0.00439551873566091" calcext:value-type="percentage">
            <text:p>-0.44%</text:p>
          </table:table-cell>
          <table:table-cell table:style-name="ce74"/>
          <table:table-cell/>
          <table:table-cell table:style-name="ce67" table:formula="of:=[.B16]-[.I16]" office:value-type="percentage" office:value="-0.00815702268672003" calcext:value-type="percentage">
            <text:p>-0.82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8626051491206" calcext:value-type="percentage">
            <text:p>92.86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0837394850879403" calcext:value-type="percentage">
            <text:p>-0.84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-0.00383469283711402" calcext:value-type="percentage">
            <text:p>-0.38%</text:p>
          </table:table-cell>
          <table:table-cell table:style-name="ce74"/>
          <table:table-cell/>
          <table:table-cell table:style-name="ce67" table:formula="of:=[.B17]-[.I17]" office:value-type="percentage" office:value="-0.00203925567167995" calcext:value-type="percentage">
            <text:p>-0.2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3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20061177670151" calcext:value-type="percentage">
            <text:p>-9.20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77" table:formula="of:=[.I25]-[.K25]" office:value-type="percentage" office:value="-0.0181442161611011" calcext:value-type="percentage">
            <text:p>-1.81%</text:p>
          </table:table-cell>
          <table:table-cell table:style-name="ce74"/>
          <table:table-cell/>
          <table:table-cell table:style-name="ce67" table:formula="of:=[.B25]-[.I25]" office:value-type="percentage" office:value="-0.076981901605914" calcext:value-type="percentage">
            <text:p>-7.7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09452714759111" calcext:value-type="percentage">
            <text:p>-5.0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-0.00291220494519495" calcext:value-type="percentage">
            <text:p>-0.29%</text:p>
          </table:table-cell>
          <table:table-cell table:style-name="ce74"/>
          <table:table-cell/>
          <table:table-cell table:style-name="ce67" table:formula="of:=[.B26]-[.I26]" office:value-type="percentage" office:value="-0.0463930665307161" calcext:value-type="percentage">
            <text:p>-4.64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67" calcext:value-type="float">
            <text:p>256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43" calcext:value-type="percentage">
            <text:p>65.4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58" calcext:value-type="percentage">
            <text:p>-10.58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-0.00213052765740496" calcext:value-type="percentage">
            <text:p>-0.21%</text:p>
          </table:table-cell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7229161356105" calcext:value-type="percentage">
            <text:p>87.23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5590838643895" calcext:value-type="percentage">
            <text:p>-5.59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-0.000703334183023041" calcext:value-type="percentage">
            <text:p>-0.07%</text:p>
          </table:table-cell>
          <table:table-cell table:style-name="ce74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70692582207494" calcext:value-type="percentage">
            <text:p>-7.0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-0.00422633188886101" calcext:value-type="percentage">
            <text:p>-0.42%</text:p>
          </table:table-cell>
          <table:table-cell table:style-name="ce74"/>
          <table:table-cell/>
          <table:table-cell table:style-name="ce67" table:formula="of:=[.B50]-[.I50]" office:value-type="percentage" office:value="-0.0787662503186329" calcext:value-type="percentage">
            <text:p>-7.88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83507519755289" calcext:value-type="percentage">
            <text:p>88.35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284924802447111" calcext:value-type="percentage">
            <text:p>-2.85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179040020392596" calcext:value-type="percentage">
            <text:p>0.18%</text:p>
          </table:table-cell>
          <table:table-cell table:style-name="ce74"/>
          <table:table-cell/>
          <table:table-cell table:style-name="ce67" table:formula="of:=[.B51]-[.I51]" office:value-type="percentage" office:value="-0.046902880448637" calcext:value-type="percentage">
            <text:p>-4.69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02" calcext:value-type="float">
            <text:p>25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9" calcext:value-type="float">
            <text:p>3369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7777211317869" calcext:value-type="percentage">
            <text:p>63.78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752227886821309" calcext:value-type="percentage">
            <text:p>-7.52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-0.011866979352536" calcext:value-type="percentage">
            <text:p>-1.19%</text:p>
          </table:table-cell>
          <table:table-cell table:style-name="ce74"/>
          <table:table-cell/>
          <table:table-cell table:style-name="ce67" table:formula="of:=[.B59]-[.I59]" office:value-type="percentage" office:value="-0.066275809329595" calcext:value-type="percentage">
            <text:p>-6.63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8781544736171" calcext:value-type="percentage">
            <text:p>85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1318455263829" calcext:value-type="percentage">
            <text:p>-4.13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6" table:formula="of:=[.I60]-[.K60]" office:value-type="percentage" office:value="0.000334983431048097" calcext:value-type="percentage">
            <text:p>0.03%</text:p>
          </table:table-cell>
          <table:table-cell table:style-name="ce74"/>
          <table:table-cell/>
          <table:table-cell table:style-name="ce67" table:formula="of:=[.B60]-[.I60]" office:value-type="percentage" office:value="-0.0453734386948771" calcext:value-type="percentage">
            <text:p>-4.54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covered-table-cell table:style-name="ce10"/>
          <table:covered-table-cell table:style-name="ce72"/>
          <table:table-cell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style-name="ce10"/>
          <table:covered-table-cell table:style-name="ce73"/>
          <table:table-cell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71654091256691" calcext:value-type="percentage">
            <text:p>-7.17%</text:p>
          </table:table-cell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-0.00951070099413698" calcext:value-type="percentage">
            <text:p>-0.95%</text:p>
          </table:table-cell>
          <table:table-cell table:style-name="ce74"/>
          <table:table-cell/>
          <table:table-cell table:style-name="ce67" table:formula="of:=[.B68]-[.I68]" office:value-type="percentage" office:value="-0.072903390262554" calcext:value-type="percentage">
            <text:p>-7.29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42238083099669" calcext:value-type="percentage">
            <text:p>-4.22%</text:p>
          </table:table-cell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307557481519205" calcext:value-type="percentage">
            <text:p>-0.31%</text:p>
          </table:table-cell>
          <table:table-cell table:style-name="ce74"/>
          <table:table-cell/>
          <table:table-cell table:style-name="ce67" table:formula="of:=[.B69]-[.I69]" office:value-type="percentage" office:value="-0.047922508284477" calcext:value-type="percentage">
            <text:p>-4.79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2286" calcext:value-type="float">
            <text:p>228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82717308182513" calcext:value-type="percentage">
            <text:p>58.27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6" table:formula="of:=[.I77]-[.K77]" office:value-type="percentage" office:value="0.00093730818251303" calcext:value-type="percentage">
            <text:p>0.09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8819780780015" calcext:value-type="percentage">
            <text:p>80.88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0257978078001508" calcext:value-type="percentage">
            <text:p>0.26%</text:p>
          </table:table-cell>
          <table:table-cell table:style-name="ce74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74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7">
          <table:table-cell table:number-columns-repeated="5"/>
          <table:table-cell table:style-name="ce74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-0.0088126790721389" calcext:value-type="percentage">
            <text:p>-0.88%</text:p>
          </table:table-cell>
          <table:table-cell table:style-name="ce74"/>
          <table:table-cell table:number-columns-repeated="4"/>
        </table:table-row>
        <table:table-row table:style-name="ro4">
          <table:table-cell table:number-columns-repeated="5"/>
          <table:table-cell table:style-name="ce74"/>
          <table:table-cell table:style-name="Default"/>
          <table:table-cell table:style-name="ce63"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-0.00100985470303305" calcext:value-type="percentage">
            <text:p>-0.10%</text:p>
          </table:table-cell>
          <table:table-cell table:style-name="ce74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74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ce74"/>
        <table:table-column table:style-name="co4" table:default-cell-style-name="ce74"/>
        <table:table-column table:style-name="co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default-cell-style-name="ce74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76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696" calcext:value-type="percentage">
            <text:p>69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04" calcext:value-type="percentage">
            <text:p>70.40%</text:p>
          </table:table-cell>
          <table:table-cell table:style-name="ce66" table:formula="of:=[.B7]-[.D7]" office:value-type="percentage" office:value="-0.00800000000000001" calcext:value-type="percentage">
            <text:p>-0.80%</text:p>
          </table:table-cell>
          <table:table-cell table:style-name="ce75"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878" calcext:value-type="percentage">
            <text:p>71.88%</text:p>
          </table:table-cell>
          <table:table-cell table:style-name="ce67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67" table:formula="of:=[.B7]-[.I7]" office:value-type="percentage" office:value="-0.015" calcext:value-type="percentage">
            <text:p>-1.50%</text:p>
          </table:table-cell>
          <table:table-cell table:style-name="ce67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77" calcext:value-type="percentage">
            <text:p>87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95" calcext:value-type="percentage">
            <text:p>89.50%</text:p>
          </table:table-cell>
          <table:table-cell table:style-name="ce66" table:formula="of:=[.B8]-[.D8]" office:value-type="percentage" office:value="-0.018" calcext:value-type="percentage">
            <text:p>-1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268" calcext:value-type="percentage">
            <text:p>90.27%</text:p>
          </table:table-cell>
          <table:table-cell table:style-name="ce67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67" table:formula="of:=[.B8]-[.I8]" office:value-type="percentage" office:value="-0.032" calcext:value-type="percentage">
            <text:p>-3.20%</text:p>
          </table:table-cell>
          <table:table-cell table:style-name="ce67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6" office:value-type="percentage" office:value="0.754" calcext:value-type="percentage">
            <text:p>75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9" calcext:value-type="percentage">
            <text:p>77.90%</text:p>
          </table:table-cell>
          <table:table-cell table:style-name="ce66" table:formula="of:=[.B16]-[.D16]" office:value-type="percentage" office:value="-0.025" calcext:value-type="percentage">
            <text:p>-2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7294" calcext:value-type="percentage">
            <text:p>77.29%</text:p>
          </table:table-cell>
          <table:table-cell table:style-name="ce67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67" table:formula="of:=[.B16]-[.I16]" office:value-type="percentage" office:value="-0.027" calcext:value-type="percentage">
            <text:p>-2.70%</text:p>
          </table:table-cell>
          <table:table-cell table:style-name="ce67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926" calcext:value-type="percentage">
            <text:p>92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7" calcext:value-type="percentage">
            <text:p>93.70%</text:p>
          </table:table-cell>
          <table:table-cell table:style-name="ce66" table:formula="of:=[.B17]-[.D17]" office:value-type="percentage" office:value="-0.011" calcext:value-type="percentage">
            <text:p>-1.1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345" calcext:value-type="percentage">
            <text:p>93.45%</text:p>
          </table:table-cell>
          <table:table-cell table:style-name="ce67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67" table:formula="of:=[.B17]-[.I17]" office:value-type="percentage" office:value="-0.0129999999999999" calcext:value-type="percentage">
            <text:p>-1.30%</text:p>
          </table:table-cell>
          <table:table-cell table:style-name="ce67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5"/>
          <table:table-cell table:style-name="ce62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 *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" calcext:value-type="percentage">
            <text:p>78.00%</text:p>
          </table:table-cell>
          <table:table-cell table:style-name="ce67" table:formula="of:=[.B25]-[.D25]" office:value-type="percentage" office:value="-0.0900000000000001" calcext:value-type="percentage">
            <text:p>-9.0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8312" calcext:value-type="percentage">
            <text:p>78.31%</text:p>
          </table:table-cell>
          <table:table-cell table:style-name="ce67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67" table:formula="of:=[.B25]-[.I25]" office:value-type="percentage" office:value="-0.0840000000000001" calcext:value-type="percentage">
            <text:p>-8.40%</text:p>
          </table:table-cell>
          <table:table-cell table:style-name="ce67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21" calcext:value-type="percentage">
            <text:p>94.21%</text:p>
          </table:table-cell>
          <table:table-cell table:style-name="ce67" table:formula="of:=[.B26]-[.D26]" office:value-type="percentage" office:value="-0.0571" calcext:value-type="percentage">
            <text:p>-5.7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4046" calcext:value-type="percentage">
            <text:p>94.05%</text:p>
          </table:table-cell>
          <table:table-cell table:style-name="ce67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67" table:formula="of:=[.B26]-[.I26]" office:value-type="percentage" office:value="-0.0619999999999999" calcext:value-type="percentage">
            <text:p>-6.20%</text:p>
          </table:table-cell>
          <table:table-cell table:style-name="ce67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51" calcext:value-type="float">
            <text:p>65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6" calcext:value-type="float">
            <text:p>86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8" office:value-type="percentage" office:value="0.651" calcext:value-type="percentage">
            <text:p>65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01" calcext:value-type="percentage">
            <text:p>76.01%</text:p>
          </table:table-cell>
          <table:table-cell table:style-name="ce68" table:formula="of:=[.B34]-[.D34]" office:value-type="percentage" office:value="-0.1091" calcext:value-type="percentage">
            <text:p>-10.91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6522" calcext:value-type="percentage">
            <text:p>56.52%</text:p>
          </table:table-cell>
          <table:table-cell table:style-name="ce67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6" calcext:value-type="percentage">
            <text:p>86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2" calcext:value-type="percentage">
            <text:p>92.82%</text:p>
          </table:table-cell>
          <table:table-cell table:style-name="ce67" table:formula="of:=[.B35]-[.D35]" office:value-type="percentage" office:value="-0.0622" calcext:value-type="percentage">
            <text:p>-6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79066" calcext:value-type="percentage">
            <text:p>79.07%</text:p>
          </table:table-cell>
          <table:table-cell table:style-name="ce67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9" calcext:value-type="percentage">
            <text:p>74.90%</text:p>
          </table:table-cell>
          <table:table-cell table:style-name="ce67" table:formula="of:=[.B50]-[.D50]" office:value-type="percentage" office:value="-0.055" calcext:value-type="percentage">
            <text:p>-5.5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613" calcext:value-type="percentage">
            <text:p>76.13%</text:p>
          </table:table-cell>
          <table:table-cell table:style-name="ce67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67" table:formula="of:=[.B50]-[.I50]" office:value-type="percentage" office:value="-0.0690000000000001" calcext:value-type="percentage">
            <text:p>-6.90%</text:p>
          </table:table-cell>
          <table:table-cell table:style-name="ce67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6" office:value-type="percentage" office:value="0.897" calcext:value-type="percentage">
            <text:p>89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2" calcext:value-type="percentage">
            <text:p>91.20%</text:p>
          </table:table-cell>
          <table:table-cell table:style-name="ce66" table:formula="of:=[.B51]-[.D51]" office:value-type="percentage" office:value="-0.015" calcext:value-type="percentage">
            <text:p>-1.5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2862" calcext:value-type="percentage">
            <text:p>92.86%</text:p>
          </table:table-cell>
          <table:table-cell table:style-name="ce67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67" table:formula="of:=[.B51]-[.I51]" office:value-type="percentage" office:value="-0.037" calcext:value-type="percentage">
            <text:p>-3.70%</text:p>
          </table:table-cell>
          <table:table-cell table:style-name="ce67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31" calcext:value-type="float">
            <text:p>631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56" calcext:value-type="float">
            <text:p>856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31" calcext:value-type="percentage">
            <text:p>63.1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59]-[.D59]" office:value-type="percentage" office:value="-0.082" calcext:value-type="percentage">
            <text:p>-8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592" calcext:value-type="percentage">
            <text:p>71.59%</text:p>
          </table:table-cell>
          <table:table-cell table:style-name="ce67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67" table:formula="of:=[.B59]-[.I59]" office:value-type="percentage" office:value="-0.091" calcext:value-type="percentage">
            <text:p>-9.10%</text:p>
          </table:table-cell>
          <table:table-cell table:style-name="ce67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6" calcext:value-type="percentage">
            <text:p>85.6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01" calcext:value-type="percentage">
            <text:p>90.01%</text:p>
          </table:table-cell>
          <table:table-cell table:style-name="ce67" table:formula="of:=[.B60]-[.D60]" office:value-type="percentage" office:value="-0.0441" calcext:value-type="percentage">
            <text:p>-4.41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382" calcext:value-type="percentage">
            <text:p>90.38%</text:p>
          </table:table-cell>
          <table:table-cell table:style-name="ce67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67" table:formula="of:=[.B60]-[.I60]" office:value-type="percentage" office:value="-0.0540000000000001" calcext:value-type="percentage">
            <text:p>-5.40%</text:p>
          </table:table-cell>
          <table:table-cell table:style-name="ce67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78" office:value-type="string" calcext:value-type="string" table:number-columns-spanned="1" table:number-rows-spanned="3">
            <text:p>Diff</text:p>
          </table:table-cell>
          <table:table-cell table:style-name="ce78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covered-table-cell table:style-name="ce10"/>
          <table:covered-table-cell table:style-name="ce72"/>
          <table:table-cell table:number-columns-repeated="3"/>
          <table:table-cell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style-name="ce10"/>
          <table:covered-table-cell table:style-name="ce73"/>
          <table:table-cell table:number-columns-repeated="3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13" calcext:value-type="percentage">
            <text:p>71.30%</text:p>
          </table:table-cell>
          <table:table-cell table:style-name="ce67" table:formula="of:=[.B68]-[.D68]" office:value-type="percentage" office:value="-0.0639999999999999" calcext:value-type="percentage">
            <text:p>-6.4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2376" calcext:value-type="percentage">
            <text:p>72.38%</text:p>
          </table:table-cell>
          <table:table-cell table:style-name="ce67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67" table:formula="of:=[.B68]-[.I68]" office:value-type="percentage" office:value="-0.081" calcext:value-type="percentage">
            <text:p>-8.10%</text:p>
          </table:table-cell>
          <table:table-cell table:style-name="ce67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" calcext:value-type="percentage">
            <text:p>90.00%</text:p>
          </table:table-cell>
          <table:table-cell table:style-name="ce67" table:formula="of:=[.B69]-[.D69]" office:value-type="percentage" office:value="-0.038" calcext:value-type="percentage">
            <text:p>-3.80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0876" calcext:value-type="percentage">
            <text:p>90.88%</text:p>
          </table:table-cell>
          <table:table-cell table:style-name="ce67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67" table:formula="of:=[.B69]-[.I69]" office:value-type="percentage" office:value="-0.046" calcext:value-type="percentage">
            <text:p>-4.60%</text:p>
          </table:table-cell>
          <table:table-cell table:style-name="ce67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58178" calcext:value-type="percentage">
            <text:p>58.18%</text:p>
          </table:table-cell>
          <table:table-cell table:style-name="ce67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80624" calcext:value-type="percentage">
            <text:p>80.62%</text:p>
          </table:table-cell>
          <table:table-cell table:style-name="ce67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62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 table:style-name="ce69" office:value-type="string" calcext:value-type="string" table:number-columns-spanned="1" table:number-rows-spanned="3">
            <text:p>Model Size</text:p>
          </table:table-cell>
          <table:table-cell table:style-name="ce7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10" office:value-type="string" calcext:value-type="string">
            <text:p>Expected TOP 1</text:p>
          </table:table-cell>
          <table:table-cell table:style-name="ce67" office:value-type="percentage" office:value="0.74218" calcext:value-type="percentage">
            <text:p>74.22%</text:p>
          </table:table-cell>
          <table:table-cell table:style-name="ce67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10" office:value-type="string" calcext:value-type="string">
            <text:p>Expected TOP 5</text:p>
          </table:table-cell>
          <table:table-cell table:style-name="ce67" office:value-type="percentage" office:value="0.91842" calcext:value-type="percentage">
            <text:p>91.84%</text:p>
          </table:table-cell>
          <table:table-cell table:style-name="ce67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Mini</text:p>
          </table:table-cell>
          <table:covered-table-cell table:style-name="Accent_20_3"/>
          <table:table-cell/>
          <table:table-cell table:style-name="ce88" office:value-type="string" calcext:value-type="string" table:number-columns-spanned="2" table:number-rows-spanned="1">
            <text:p>A-Line</text:p>
          </table:table-cell>
          <table:covered-table-cell table:style-name="Accent_20_3"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2];[.C24];[.C36];[.C57];[.C69])" office:value-type="percentage" office:value="-0.106143257710935" calcext:value-type="percentage">
            <text:p>-10.61%</text:p>
          </table:table-cell>
          <table:table-cell table:style-name="ce79" table:formula="of:=AVERAGE([.C13];[.C25];[.C37];[.C58];[.C70])" office:value-type="percentage" office:value="-0.074279887840938" calcext:value-type="percentage">
            <text:p>-7.43%</text:p>
          </table:table-cell>
          <table:table-cell/>
          <table:table-cell table:style-name="ce79" table:formula="of:=AVERAGE([.I12];[.I24];[.I36];[.I57];[.I69])" office:value-type="percentage" office:value="-0.1218" calcext:value-type="percentage">
            <text:p>-12.18%</text:p>
          </table:table-cell>
          <table:table-cell table:style-name="ce79" table:formula="of:=AVERAGE([.I13];[.I25];[.I37];[.I58];[.I70])" office:value-type="percentage" office:value="-0.0878" calcext:value-type="percentage">
            <text:p>-8.78%</text:p>
          </table:table-cell>
          <table:table-cell table:number-columns-repeated="6"/>
        </table:table-row>
        <table:table-row table:style-name="ro5" table:number-rows-repeated="2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76" calcext:value-type="float">
            <text:p>2676</text:p>
          </table:table-cell>
          <table:table-cell/>
          <table:table-cell table:style-name="ce65" office:value-type="float" office:value="2284" calcext:value-type="float">
            <text:p>2284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6" calcext:value-type="float">
            <text:p>696</text:p>
          </table:table-cell>
          <table:table-cell/>
          <table:table-cell table:style-name="ce65" office:value-type="float" office:value="586" calcext:value-type="float">
            <text:p>58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80" calcext:value-type="float">
            <text:p>3480</text:p>
          </table:table-cell>
          <table:table-cell/>
          <table:table-cell table:style-name="ce65" office:value-type="float" office:value="3220" calcext:value-type="float">
            <text:p>32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77" calcext:value-type="float">
            <text:p>877</text:p>
          </table:table-cell>
          <table:table-cell/>
          <table:table-cell table:style-name="ce65" office:value-type="float" office:value="797" calcext:value-type="float">
            <text:p>79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2131022176905" calcext:value-type="percentage">
            <text:p>68.21%</text:p>
          </table:table-cell>
          <table:table-cell table:style-name="ce79" table:formula="of:=[.D12]-[.B12]" office:value-type="percentage" office:value="-0.0999235279123121" calcext:value-type="percentage">
            <text:p>-9.99%</text:p>
          </table:table-cell>
          <table:table-cell table:style-name="ce67" office:value-type="percentage" office:value="0.582207494264593" calcext:value-type="percentage">
            <text:p>58.2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6" calcext:value-type="percentage">
            <text:p>69.60%</text:p>
          </table:table-cell>
          <table:table-cell table:style-name="ce79" table:formula="of:=[.J12]-[.H12]" office:value-type="percentage" office:value="-0.11" calcext:value-type="percentage">
            <text:p>-11.00%</text:p>
          </table:table-cell>
          <table:table-cell table:style-name="ce67" office:value-type="percentage" office:value="0.586" calcext:value-type="percentage">
            <text:p>58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7076217180729" calcext:value-type="percentage">
            <text:p>88.71%</text:p>
          </table:table-cell>
          <table:table-cell table:style-name="ce83" table:formula="of:=[.D13]-[.B13]" office:value-type="percentage" office:value="-0.0662758093295951" calcext:value-type="percentage">
            <text:p>-6.63%</text:p>
          </table:table-cell>
          <table:table-cell table:style-name="ce67" office:value-type="percentage" office:value="0.820800407851134" calcext:value-type="percentage">
            <text:p>82.0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77" calcext:value-type="percentage">
            <text:p>87.70%</text:p>
          </table:table-cell>
          <table:table-cell table:style-name="ce83" table:formula="of:=[.J13]-[.H13]" office:value-type="percentage" office:value="-0.08" calcext:value-type="percentage">
            <text:p>-8.00%</text:p>
          </table:table-cell>
          <table:table-cell table:style-name="ce67" office:value-type="percentage" office:value="0.797" calcext:value-type="percentage">
            <text:p>79.7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983" calcext:value-type="float">
            <text:p>2983</text:p>
          </table:table-cell>
          <table:table-cell/>
          <table:table-cell table:style-name="ce65" office:value-type="float" office:value="2702" calcext:value-type="float">
            <text:p>270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54" calcext:value-type="float">
            <text:p>754</text:p>
          </table:table-cell>
          <table:table-cell/>
          <table:table-cell table:style-name="ce65" office:value-type="float" office:value="680" calcext:value-type="float">
            <text:p>680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643" calcext:value-type="float">
            <text:p>3643</text:p>
          </table:table-cell>
          <table:table-cell/>
          <table:table-cell table:style-name="ce65" office:value-type="float" office:value="3486" calcext:value-type="float">
            <text:p>3486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6" calcext:value-type="float">
            <text:p>926</text:p>
          </table:table-cell>
          <table:table-cell/>
          <table:table-cell table:style-name="ce65" office:value-type="float" office:value="883" calcext:value-type="float">
            <text:p>88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760387458577619" calcext:value-type="percentage">
            <text:p>76.04%</text:p>
          </table:table-cell>
          <table:table-cell table:style-name="ce43" table:formula="of:=[.D24]-[.B24]" office:value-type="percentage" office:value="-0.071628855467754" calcext:value-type="percentage">
            <text:p>-7.16%</text:p>
          </table:table-cell>
          <table:table-cell table:style-name="ce67" office:value-type="percentage" office:value="0.688758603109865" calcext:value-type="percentage">
            <text:p>68.8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54" calcext:value-type="percentage">
            <text:p>75.40%</text:p>
          </table:table-cell>
          <table:table-cell table:style-name="ce79" table:formula="of:=[.J24]-[.H24]" office:value-type="percentage" office:value="-0.074" calcext:value-type="percentage">
            <text:p>-7.40%</text:p>
          </table:table-cell>
          <table:table-cell table:style-name="ce67" office:value-type="percentage" office:value="0.68" calcext:value-type="percentage">
            <text:p>68.0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928626051491206" calcext:value-type="percentage">
            <text:p>92.86%</text:p>
          </table:table-cell>
          <table:table-cell table:style-name="ce43" table:formula="of:=[.D25]-[.B25]" office:value-type="percentage" office:value="-0.0400203925567171" calcext:value-type="percentage">
            <text:p>-4.00%</text:p>
          </table:table-cell>
          <table:table-cell table:style-name="ce67" office:value-type="percentage" office:value="0.888605658934489" calcext:value-type="percentage">
            <text:p>88.86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6" calcext:value-type="percentage">
            <text:p>92.60%</text:p>
          </table:table-cell>
          <table:table-cell table:style-name="ce83" table:formula="of:=[.J25]-[.H25]" office:value-type="percentage" office:value="-0.043" calcext:value-type="percentage">
            <text:p>-4.30%</text:p>
          </table:table-cell>
          <table:table-cell table:style-name="ce67" office:value-type="percentage" office:value="0.883" calcext:value-type="percentage">
            <text:p>88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61" calcext:value-type="float">
            <text:p>2661</text:p>
          </table:table-cell>
          <table:table-cell/>
          <table:table-cell table:style-name="ce65" office:value-type="float" office:value="2116" calcext:value-type="float">
            <text:p>2116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4" calcext:value-type="float">
            <text:p>694</text:p>
          </table:table-cell>
          <table:table-cell/>
          <table:table-cell table:style-name="ce65" office:value-type="float" office:value="532" calcext:value-type="float">
            <text:p>53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66" calcext:value-type="float">
            <text:p>3466</text:p>
          </table:table-cell>
          <table:table-cell/>
          <table:table-cell table:style-name="ce65" office:value-type="float" office:value="3089" calcext:value-type="float">
            <text:p>308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97" calcext:value-type="float">
            <text:p>897</text:p>
          </table:table-cell>
          <table:table-cell/>
          <table:table-cell table:style-name="ce65" office:value-type="float" office:value="770" calcext:value-type="float">
            <text:p>770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78307417792506" calcext:value-type="percentage">
            <text:p>67.83%</text:p>
          </table:table-cell>
          <table:table-cell table:style-name="ce48" table:formula="of:=[.D36]-[.B36]" office:value-type="percentage" office:value="-0.138924292633189" calcext:value-type="percentage">
            <text:p>-13.89%</text:p>
          </table:table-cell>
          <table:table-cell table:style-name="ce67" office:value-type="percentage" office:value="0.539383125159317" calcext:value-type="percentage">
            <text:p>53.94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4" calcext:value-type="percentage">
            <text:p>69.40%</text:p>
          </table:table-cell>
          <table:table-cell table:style-name="ce79" table:formula="of:=[.J36]-[.H36]" office:value-type="percentage" office:value="-0.162" calcext:value-type="percentage">
            <text:p>-16.20%</text:p>
          </table:table-cell>
          <table:table-cell table:style-name="ce67" office:value-type="percentage" office:value="0.532" calcext:value-type="percentage">
            <text:p>53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83507519755289" calcext:value-type="percentage">
            <text:p>88.35%</text:p>
          </table:table-cell>
          <table:table-cell table:style-name="ce49" table:formula="of:=[.D37]-[.B37]" office:value-type="percentage" office:value="-0.096099923527912" calcext:value-type="percentage">
            <text:p>-9.61%</text:p>
          </table:table-cell>
          <table:table-cell table:style-name="ce67" office:value-type="percentage" office:value="0.787407596227377" calcext:value-type="percentage">
            <text:p>78.7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97" calcext:value-type="percentage">
            <text:p>89.70%</text:p>
          </table:table-cell>
          <table:table-cell table:style-name="ce83" table:formula="of:=[.J37]-[.H37]" office:value-type="percentage" office:value="-0.127" calcext:value-type="percentage">
            <text:p>-12.70%</text:p>
          </table:table-cell>
          <table:table-cell table:style-name="ce67" office:value-type="percentage" office:value="0.77" calcext:value-type="percentage">
            <text:p>77.0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 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699" calcext:value-type="float">
            <text:p>2699</text:p>
          </table:table-cell>
          <table:table-cell/>
          <table:table-cell table:style-name="ce65" office:value-type="float" office:value="2369" calcext:value-type="float">
            <text:p>236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90" calcext:value-type="float">
            <text:p>690</text:p>
          </table:table-cell>
          <table:table-cell/>
          <table:table-cell table:style-name="ce65" office:value-type="float" office:value="589" calcext:value-type="float">
            <text:p>58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496" calcext:value-type="float">
            <text:p>3496</text:p>
          </table:table-cell>
          <table:table-cell/>
          <table:table-cell table:style-name="ce65" office:value-type="float" office:value="3264" calcext:value-type="float">
            <text:p>326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85" calcext:value-type="float">
            <text:p>885</text:p>
          </table:table-cell>
          <table:table-cell/>
          <table:table-cell table:style-name="ce65" office:value-type="float" office:value="822" calcext:value-type="float">
            <text:p>82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87993882232985" calcext:value-type="percentage">
            <text:p>68.80%</text:p>
          </table:table-cell>
          <table:table-cell table:style-name="ce49" table:formula="of:=[.D57]-[.B57]" office:value-type="percentage" office:value="-0.0841192964567929" calcext:value-type="percentage">
            <text:p>-8.41%</text:p>
          </table:table-cell>
          <table:table-cell table:style-name="ce67" office:value-type="percentage" office:value="0.603874585776192" calcext:value-type="percentage">
            <text:p>60.3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9" calcext:value-type="percentage">
            <text:p>69.00%</text:p>
          </table:table-cell>
          <table:table-cell table:style-name="ce79" table:formula="of:=[.J57]-[.H57]" office:value-type="percentage" office:value="-0.101" calcext:value-type="percentage">
            <text:p>-10.10%</text:p>
          </table:table-cell>
          <table:table-cell table:style-name="ce67" office:value-type="percentage" office:value="0.589" calcext:value-type="percentage">
            <text:p>58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91154728524089" calcext:value-type="percentage">
            <text:p>89.12%</text:p>
          </table:table-cell>
          <table:table-cell table:style-name="ce49" table:formula="of:=[.D58]-[.B58]" office:value-type="percentage" office:value="-0.0591384144787149" calcext:value-type="percentage">
            <text:p>-5.91%</text:p>
          </table:table-cell>
          <table:table-cell table:style-name="ce67" office:value-type="percentage" office:value="0.832016314045374" calcext:value-type="percentage">
            <text:p>83.20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85" calcext:value-type="percentage">
            <text:p>88.50%</text:p>
          </table:table-cell>
          <table:table-cell table:style-name="ce83" table:formula="of:=[.J58]-[.H58]" office:value-type="percentage" office:value="-0.0630000000000001" calcext:value-type="percentage">
            <text:p>-6.30%</text:p>
          </table:table-cell>
          <table:table-cell table:style-name="ce67" office:value-type="percentage" office:value="0.822" calcext:value-type="percentage">
            <text:p>82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11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number-columns-repeated="3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63" office:value-type="string" calcext:value-type="string">
            <text:p>Guess T1</text:p>
          </table:table-cell>
          <table:table-cell table:style-name="ce65" office:value-type="float" office:value="2516" calcext:value-type="float">
            <text:p>2516</text:p>
          </table:table-cell>
          <table:table-cell/>
          <table:table-cell table:style-name="ce65" office:value-type="float" office:value="1982" calcext:value-type="float">
            <text:p>19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49" calcext:value-type="float">
            <text:p>649</text:p>
          </table:table-cell>
          <table:table-cell/>
          <table:table-cell table:style-name="ce65" office:value-type="float" office:value="487" calcext:value-type="float">
            <text:p>487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table:style-name="ce63" office:value-type="string" calcext:value-type="string">
            <text:p>Guess T5</text:p>
          </table:table-cell>
          <table:table-cell table:style-name="ce65" office:value-type="float" office:value="3365" calcext:value-type="float">
            <text:p>3365</text:p>
          </table:table-cell>
          <table:table-cell/>
          <table:table-cell table:style-name="ce65" office:value-type="float" office:value="2934" calcext:value-type="float">
            <text:p>2934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62" calcext:value-type="float">
            <text:p>862</text:p>
          </table:table-cell>
          <table:table-cell/>
          <table:table-cell table:style-name="ce65" office:value-type="float" office:value="736" calcext:value-type="float">
            <text:p>736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table:style-name="ce63"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table:style-name="ce63" office:value-type="string" calcext:value-type="string">
            <text:p>TOP 1</text:p>
          </table:table-cell>
          <table:table-cell table:style-name="ce67" office:value-type="percentage" office:value="0.641345908743309" calcext:value-type="percentage">
            <text:p>64.13%</text:p>
          </table:table-cell>
          <table:table-cell table:style-name="ce49" table:formula="of:=[.D69]-[.B69]" office:value-type="percentage" office:value="-0.136120316084629" calcext:value-type="percentage">
            <text:p>-13.61%</text:p>
          </table:table-cell>
          <table:table-cell table:style-name="ce67" office:value-type="percentage" office:value="0.50522559265868" calcext:value-type="percentage">
            <text:p>50.5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49" calcext:value-type="percentage">
            <text:p>64.90%</text:p>
          </table:table-cell>
          <table:table-cell table:style-name="ce79" table:formula="of:=[.J69]-[.H69]" office:value-type="percentage" office:value="-0.162" calcext:value-type="percentage">
            <text:p>-16.20%</text:p>
          </table:table-cell>
          <table:table-cell table:style-name="ce67" office:value-type="percentage" office:value="0.487" calcext:value-type="percentage">
            <text:p>48.7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table:style-name="ce63" office:value-type="string" calcext:value-type="string">
            <text:p>TOP 5</text:p>
          </table:table-cell>
          <table:table-cell table:style-name="ce67" office:value-type="percentage" office:value="0.857761916900331" calcext:value-type="percentage">
            <text:p>85.78%</text:p>
          </table:table-cell>
          <table:table-cell table:style-name="ce48" table:formula="of:=[.D70]-[.B70]" office:value-type="percentage" office:value="-0.109864899311751" calcext:value-type="percentage">
            <text:p>-10.99%</text:p>
          </table:table-cell>
          <table:table-cell table:style-name="ce67" office:value-type="percentage" office:value="0.74789701758858" calcext:value-type="percentage">
            <text:p>74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62" calcext:value-type="percentage">
            <text:p>86.20%</text:p>
          </table:table-cell>
          <table:table-cell table:style-name="ce83" table:formula="of:=[.J70]-[.H70]" office:value-type="percentage" office:value="-0.126" calcext:value-type="percentage">
            <text:p>-12.60%</text:p>
          </table:table-cell>
          <table:table-cell table:style-name="ce67" office:value-type="percentage" office:value="0.736" calcext:value-type="percentage">
            <text:p>73.6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63"/>
        <table:table-column table:style-name="co21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88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79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79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79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79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MobileNetV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2319" calcext:value-type="float">
            <text:p>2319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11" calcext:value-type="float">
            <text:p>711</text:p>
          </table:table-cell>
          <table:table-cell/>
          <table:table-cell table:style-name="ce65" office:value-type="float" office:value="588" calcext:value-type="float">
            <text:p>588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3240" calcext:value-type="float">
            <text:p>324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9" calcext:value-type="float">
            <text:p>909</text:p>
          </table:table-cell>
          <table:table-cell/>
          <table:table-cell table:style-name="ce65" office:value-type="float" office:value="828" calcext:value-type="float">
            <text:p>82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79" table:formula="of:=[.D13]-[.B13]" office:value-type="percentage" office:value="-0.12490440989039" calcext:value-type="percentage">
            <text:p>-12.49%</text:p>
          </table:table-cell>
          <table:table-cell table:style-name="ce67" office:value-type="percentage" office:value="0.591129237828193" calcext:value-type="percentage">
            <text:p>59.11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11" calcext:value-type="percentage">
            <text:p>71.10%</text:p>
          </table:table-cell>
          <table:table-cell table:style-name="ce79" table:formula="of:=[.J13]-[.H13]" office:value-type="percentage" office:value="-0.123" calcext:value-type="percentage">
            <text:p>-12.30%</text:p>
          </table:table-cell>
          <table:table-cell table:style-name="ce67" office:value-type="percentage" office:value="0.588" calcext:value-type="percentage">
            <text:p>58.8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83" table:formula="of:=[.D14]-[.B14]" office:value-type="percentage" office:value="-0.072393576344634" calcext:value-type="percentage">
            <text:p>-7.24%</text:p>
          </table:table-cell>
          <table:table-cell table:style-name="ce67" office:value-type="percentage" office:value="0.825898547030334" calcext:value-type="percentage">
            <text:p>82.5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9" calcext:value-type="percentage">
            <text:p>90.90%</text:p>
          </table:table-cell>
          <table:table-cell table:style-name="ce83" table:formula="of:=[.J14]-[.H14]" office:value-type="percentage" office:value="-0.0810000000000001" calcext:value-type="percentage">
            <text:p>-8.10%</text:p>
          </table:table-cell>
          <table:table-cell table:style-name="ce67" office:value-type="percentage" office:value="0.828" calcext:value-type="percentage">
            <text:p>82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Inception V3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15" calcext:value-type="float">
            <text:p>3015</text:p>
          </table:table-cell>
          <table:table-cell/>
          <table:table-cell table:style-name="ce65" office:value-type="float" office:value="2757" calcext:value-type="float">
            <text:p>2757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81" calcext:value-type="float">
            <text:p>781</text:p>
          </table:table-cell>
          <table:table-cell/>
          <table:table-cell table:style-name="ce65" office:value-type="float" office:value="693" calcext:value-type="float">
            <text:p>69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1" calcext:value-type="float">
            <text:p>3651</text:p>
          </table:table-cell>
          <table:table-cell/>
          <table:table-cell table:style-name="ce65" office:value-type="float" office:value="3509" calcext:value-type="float">
            <text:p>350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9" calcext:value-type="float">
            <text:p>939</text:p>
          </table:table-cell>
          <table:table-cell/>
          <table:table-cell table:style-name="ce65" office:value-type="float" office:value="903" calcext:value-type="float">
            <text:p>90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8544481264339" calcext:value-type="percentage">
            <text:p>76.85%</text:p>
          </table:table-cell>
          <table:table-cell table:style-name="ce89" table:formula="of:=[.D25]-[.B25]" office:value-type="percentage" office:value="-0.065765995411675" calcext:value-type="percentage">
            <text:p>-6.58%</text:p>
          </table:table-cell>
          <table:table-cell table:style-name="ce67" office:value-type="percentage" office:value="0.702778485852664" calcext:value-type="percentage">
            <text:p>70.28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81" calcext:value-type="percentage">
            <text:p>78.10%</text:p>
          </table:table-cell>
          <table:table-cell table:style-name="ce79" table:formula="of:=[.J25]-[.H25]" office:value-type="percentage" office:value="-0.0880000000000001" calcext:value-type="percentage">
            <text:p>-8.80%</text:p>
          </table:table-cell>
          <table:table-cell table:style-name="ce67" office:value-type="percentage" office:value="0.693" calcext:value-type="percentage">
            <text:p>69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665307162886" calcext:value-type="percentage">
            <text:p>93.07%</text:p>
          </table:table-cell>
          <table:table-cell table:style-name="ce90" table:formula="of:=[.D26]-[.B26]" office:value-type="percentage" office:value="-0.036196788172318" calcext:value-type="percentage">
            <text:p>-3.62%</text:p>
          </table:table-cell>
          <table:table-cell table:style-name="ce67" office:value-type="percentage" office:value="0.894468518990568" calcext:value-type="percentage">
            <text:p>89.4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9" calcext:value-type="percentage">
            <text:p>93.90%</text:p>
          </table:table-cell>
          <table:table-cell table:style-name="ce83" table:formula="of:=[.J26]-[.H26]" office:value-type="percentage" office:value="-0.0359999999999999" calcext:value-type="percentage">
            <text:p>-3.60%</text:p>
          </table:table-cell>
          <table:table-cell table:style-name="ce67" office:value-type="percentage" office:value="0.903" calcext:value-type="percentage">
            <text:p>90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152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3001" calcext:value-type="float">
            <text:p>3001</text:p>
          </table:table-cell>
          <table:table-cell/>
          <table:table-cell table:style-name="ce65" office:value-type="float" office:value="2682" calcext:value-type="float">
            <text:p>268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74" calcext:value-type="float">
            <text:p>774</text:p>
          </table:table-cell>
          <table:table-cell/>
          <table:table-cell table:style-name="ce65" office:value-type="float" office:value="673" calcext:value-type="float">
            <text:p>67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78" calcext:value-type="float">
            <text:p>3678</text:p>
          </table:table-cell>
          <table:table-cell/>
          <table:table-cell table:style-name="ce65" office:value-type="float" office:value="3517" calcext:value-type="float">
            <text:p>3517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47" calcext:value-type="float">
            <text:p>947</text:p>
          </table:table-cell>
          <table:table-cell/>
          <table:table-cell table:style-name="ce65" office:value-type="float" office:value="888" calcext:value-type="float">
            <text:p>88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64975783838899" calcext:value-type="percentage">
            <text:p>76.50%</text:p>
          </table:table-cell>
          <table:table-cell table:style-name="ce79" table:formula="of:=[.D37]-[.B37]" office:value-type="percentage" office:value="-0.0813153199082339" calcext:value-type="percentage">
            <text:p>-8.13%</text:p>
          </table:table-cell>
          <table:table-cell table:style-name="ce67" office:value-type="percentage" office:value="0.683660463930665" calcext:value-type="percentage">
            <text:p>68.37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74" calcext:value-type="percentage">
            <text:p>77.40%</text:p>
          </table:table-cell>
          <table:table-cell table:style-name="ce79" table:formula="of:=[.J37]-[.H37]" office:value-type="percentage" office:value="-0.101" calcext:value-type="percentage">
            <text:p>-10.10%</text:p>
          </table:table-cell>
          <table:table-cell table:style-name="ce67" office:value-type="percentage" office:value="0.673" calcext:value-type="percentage">
            <text:p>67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7547795054805" calcext:value-type="percentage">
            <text:p>93.75%</text:p>
          </table:table-cell>
          <table:table-cell table:style-name="ce83" table:formula="of:=[.D38]-[.B38]" office:value-type="percentage" office:value="-0.0410400203925571" calcext:value-type="percentage">
            <text:p>-4.10%</text:p>
          </table:table-cell>
          <table:table-cell table:style-name="ce67" office:value-type="percentage" office:value="0.896507774662248" calcext:value-type="percentage">
            <text:p>89.6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47" calcext:value-type="percentage">
            <text:p>94.70%</text:p>
          </table:table-cell>
          <table:table-cell table:style-name="ce83" table:formula="of:=[.J38]-[.H38]" office:value-type="percentage" office:value="-0.0589999999999999" calcext:value-type="percentage">
            <text:p>-5.90%</text:p>
          </table:table-cell>
          <table:table-cell table:style-name="ce67" office:value-type="percentage" office:value="0.888" calcext:value-type="percentage">
            <text:p>88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AlexNet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209" calcext:value-type="float">
            <text:p>2209</text:p>
          </table:table-cell>
          <table:table-cell/>
          <table:table-cell table:style-name="ce65" office:value-type="float" office:value="1383" calcext:value-type="float">
            <text:p>1383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577" calcext:value-type="float">
            <text:p>577</text:p>
          </table:table-cell>
          <table:table-cell/>
          <table:table-cell table:style-name="ce65" office:value-type="float" office:value="349" calcext:value-type="float">
            <text:p>349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099" calcext:value-type="float">
            <text:p>3099</text:p>
          </table:table-cell>
          <table:table-cell/>
          <table:table-cell table:style-name="ce65" office:value-type="float" office:value="2315" calcext:value-type="float">
            <text:p>2315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02" calcext:value-type="float">
            <text:p>802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563089472342595" calcext:value-type="percentage">
            <text:p>56.31%</text:p>
          </table:table-cell>
          <table:table-cell table:style-name="ce79" table:formula="of:=[.D56]-[.B56]" office:value-type="percentage" office:value="-0.210553148100943" calcext:value-type="percentage">
            <text:p>-21.06%</text:p>
          </table:table-cell>
          <table:table-cell table:style-name="ce67" office:value-type="percentage" office:value="0.352536324241652" calcext:value-type="percentage">
            <text:p>35.2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577" calcext:value-type="percentage">
            <text:p>57.70%</text:p>
          </table:table-cell>
          <table:table-cell table:style-name="ce79" table:formula="of:=[.J56]-[.H56]" office:value-type="percentage" office:value="-0.228" calcext:value-type="percentage">
            <text:p>-22.80%</text:p>
          </table:table-cell>
          <table:table-cell table:style-name="ce67" office:value-type="percentage" office:value="0.349" calcext:value-type="percentage">
            <text:p>34.9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789956665816977" calcext:value-type="percentage">
            <text:p>79.00%</text:p>
          </table:table-cell>
          <table:table-cell table:style-name="ce83" table:formula="of:=[.D57]-[.B57]" office:value-type="percentage" office:value="-0.199847055824624" calcext:value-type="percentage">
            <text:p>-19.98%</text:p>
          </table:table-cell>
          <table:table-cell table:style-name="ce67" office:value-type="percentage" office:value="0.590109609992353" calcext:value-type="percentage">
            <text:p>59.0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02" calcext:value-type="percentage">
            <text:p>80.20%</text:p>
          </table:table-cell>
          <table:table-cell table:style-name="ce83" table:formula="of:=[.J57]-[.H57]" office:value-type="percentage" office:value="-0.238" calcext:value-type="percentage">
            <text:p>-23.8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ResNet50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970" calcext:value-type="float">
            <text:p>2970</text:p>
          </table:table-cell>
          <table:table-cell/>
          <table:table-cell table:style-name="ce65" office:value-type="float" office:value="2525" calcext:value-type="float">
            <text:p>252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63" calcext:value-type="float">
            <text:p>763</text:p>
          </table:table-cell>
          <table:table-cell/>
          <table:table-cell table:style-name="ce65" office:value-type="float" office:value="644" calcext:value-type="float">
            <text:p>64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650" calcext:value-type="float">
            <text:p>3650</text:p>
          </table:table-cell>
          <table:table-cell/>
          <table:table-cell table:style-name="ce65" office:value-type="float" office:value="3419" calcext:value-type="float">
            <text:p>341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34" calcext:value-type="float">
            <text:p>934</text:p>
          </table:table-cell>
          <table:table-cell/>
          <table:table-cell table:style-name="ce65" office:value-type="float" office:value="863" calcext:value-type="float">
            <text:p>863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57073668111139" calcext:value-type="percentage">
            <text:p>75.71%</text:p>
          </table:table-cell>
          <table:table-cell table:style-name="ce79" table:formula="of:=[.D67]-[.B67]" office:value-type="percentage" office:value="-0.11343359673719" calcext:value-type="percentage">
            <text:p>-11.34%</text:p>
          </table:table-cell>
          <table:table-cell table:style-name="ce67" office:value-type="percentage" office:value="0.643640071373949" calcext:value-type="percentage">
            <text:p>64.36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63" calcext:value-type="percentage">
            <text:p>76.30%</text:p>
          </table:table-cell>
          <table:table-cell table:style-name="ce79" table:formula="of:=[.J67]-[.H67]" office:value-type="percentage" office:value="-0.119" calcext:value-type="percentage">
            <text:p>-11.90%</text:p>
          </table:table-cell>
          <table:table-cell table:style-name="ce67" office:value-type="percentage" office:value="0.644" calcext:value-type="percentage">
            <text:p>64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30410400203926" calcext:value-type="percentage">
            <text:p>93.04%</text:p>
          </table:table-cell>
          <table:table-cell table:style-name="ce83" table:formula="of:=[.D68]-[.B68]" office:value-type="percentage" office:value="-0.0588835075197559" calcext:value-type="percentage">
            <text:p>-5.89%</text:p>
          </table:table-cell>
          <table:table-cell table:style-name="ce67" office:value-type="percentage" office:value="0.87152689268417" calcext:value-type="percentage">
            <text:p>87.15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34" calcext:value-type="percentage">
            <text:p>93.40%</text:p>
          </table:table-cell>
          <table:table-cell table:style-name="ce83" table:formula="of:=[.J68]-[.H68]" office:value-type="percentage" office:value="-0.0710000000000001" calcext:value-type="percentage">
            <text:p>-7.10%</text:p>
          </table:table-cell>
          <table:table-cell table:style-name="ce67" office:value-type="percentage" office:value="0.863" calcext:value-type="percentage">
            <text:p>86.3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6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762" calcext:value-type="float">
            <text:p>2762</text:p>
          </table:table-cell>
          <table:table-cell/>
          <table:table-cell table:style-name="ce65" office:value-type="float" office:value="2288" calcext:value-type="float">
            <text:p>2288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22" calcext:value-type="float">
            <text:p>722</text:p>
          </table:table-cell>
          <table:table-cell/>
          <table:table-cell table:style-name="ce65" office:value-type="float" office:value="552" calcext:value-type="float">
            <text:p>552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47" calcext:value-type="float">
            <text:p>3547</text:p>
          </table:table-cell>
          <table:table-cell/>
          <table:table-cell table:style-name="ce65" office:value-type="float" office:value="3233" calcext:value-type="float">
            <text:p>323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10" calcext:value-type="float">
            <text:p>910</text:p>
          </table:table-cell>
          <table:table-cell/>
          <table:table-cell table:style-name="ce65" office:value-type="float" office:value="812" calcext:value-type="float">
            <text:p>812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04053020647464" calcext:value-type="percentage">
            <text:p>70.41%</text:p>
          </table:table-cell>
          <table:table-cell table:style-name="ce79" table:formula="of:=[.D78]-[.B78]" office:value-type="percentage" office:value="-0.120825898547031" calcext:value-type="percentage">
            <text:p>-12.08%</text:p>
          </table:table-cell>
          <table:table-cell table:style-name="ce67" office:value-type="percentage" office:value="0.583227122100433" calcext:value-type="percentage">
            <text:p>58.32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22" calcext:value-type="percentage">
            <text:p>72.20%</text:p>
          </table:table-cell>
          <table:table-cell table:style-name="ce79" table:formula="of:=[.J78]-[.H78]" office:value-type="percentage" office:value="-0.17" calcext:value-type="percentage">
            <text:p>-17.00%</text:p>
          </table:table-cell>
          <table:table-cell table:style-name="ce67" office:value-type="percentage" office:value="0.552" calcext:value-type="percentage">
            <text:p>55.2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4154983431048" calcext:value-type="percentage">
            <text:p>90.42%</text:p>
          </table:table-cell>
          <table:table-cell table:style-name="ce83" table:formula="of:=[.D79]-[.B79]" office:value-type="percentage" office:value="-0.0800407851134341" calcext:value-type="percentage">
            <text:p>-8.00%</text:p>
          </table:table-cell>
          <table:table-cell table:style-name="ce67" office:value-type="percentage" office:value="0.824114198317614" calcext:value-type="percentage">
            <text:p>82.41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1" calcext:value-type="percentage">
            <text:p>91.00%</text:p>
          </table:table-cell>
          <table:table-cell table:style-name="ce83" table:formula="of:=[.J79]-[.H79]" office:value-type="percentage" office:value="-0.098" calcext:value-type="percentage">
            <text:p>-9.80%</text:p>
          </table:table-cell>
          <table:table-cell table:style-name="ce67" office:value-type="percentage" office:value="0.812" calcext:value-type="percentage">
            <text:p>81.2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2" calcext:value-type="float">
            <text:p>2802</text:p>
          </table:table-cell>
          <table:table-cell/>
          <table:table-cell table:style-name="ce65" office:value-type="float" office:value="2365" calcext:value-type="float">
            <text:p>2365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30" calcext:value-type="float">
            <text:p>730</text:p>
          </table:table-cell>
          <table:table-cell/>
          <table:table-cell table:style-name="ce65" office:value-type="float" office:value="564" calcext:value-type="float">
            <text:p>564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53" calcext:value-type="float">
            <text:p>3553</text:p>
          </table:table-cell>
          <table:table-cell/>
          <table:table-cell table:style-name="ce65" office:value-type="float" office:value="3263" calcext:value-type="float">
            <text:p>3263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08" calcext:value-type="float">
            <text:p>908</text:p>
          </table:table-cell>
          <table:table-cell/>
          <table:table-cell table:style-name="ce65" office:value-type="float" office:value="821" calcext:value-type="float">
            <text:p>821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4249299005863" calcext:value-type="percentage">
            <text:p>71.42%</text:p>
          </table:table-cell>
          <table:table-cell table:style-name="ce79" table:formula="of:=[.D89]-[.B89]" office:value-type="percentage" office:value="-0.111394341065511" calcext:value-type="percentage">
            <text:p>-11.14%</text:p>
          </table:table-cell>
          <table:table-cell table:style-name="ce67" office:value-type="percentage" office:value="0.602854957940352" calcext:value-type="percentage">
            <text:p>60.29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3" calcext:value-type="percentage">
            <text:p>73.00%</text:p>
          </table:table-cell>
          <table:table-cell table:style-name="ce79" table:formula="of:=[.J89]-[.H89]" office:value-type="percentage" office:value="-0.166" calcext:value-type="percentage">
            <text:p>-16.60%</text:p>
          </table:table-cell>
          <table:table-cell table:style-name="ce67" office:value-type="percentage" office:value="0.564" calcext:value-type="percentage">
            <text:p>56.4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05684425184808" calcext:value-type="percentage">
            <text:p>90.57%</text:p>
          </table:table-cell>
          <table:table-cell table:style-name="ce83" table:formula="of:=[.D90]-[.B90]" office:value-type="percentage" office:value="-0.073923018098395" calcext:value-type="percentage">
            <text:p>-7.39%</text:p>
          </table:table-cell>
          <table:table-cell table:style-name="ce67" office:value-type="percentage" office:value="0.831761407086413" calcext:value-type="percentage">
            <text:p>83.18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08" calcext:value-type="percentage">
            <text:p>90.80%</text:p>
          </table:table-cell>
          <table:table-cell table:style-name="ce83" table:formula="of:=[.J90]-[.H90]" office:value-type="percentage" office:value="-0.0870000000000001" calcext:value-type="percentage">
            <text:p>-8.70%</text:p>
          </table:table-cell>
          <table:table-cell table:style-name="ce67" office:value-type="percentage" office:value="0.821" calcext:value-type="percentage">
            <text:p>82.1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SqueezeNet 1.1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09" calcext:value-type="float">
            <text:p>2809</text:p>
          </table:table-cell>
          <table:table-cell/>
          <table:table-cell table:style-name="ce65" office:value-type="float" office:value="1630" calcext:value-type="float">
            <text:p>1630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612" calcext:value-type="float">
            <text:p>612</text:p>
          </table:table-cell>
          <table:table-cell/>
          <table:table-cell table:style-name="ce65" office:value-type="float" office:value="406" calcext:value-type="float">
            <text:p>406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24" calcext:value-type="float">
            <text:p>3524</text:p>
          </table:table-cell>
          <table:table-cell/>
          <table:table-cell table:style-name="ce65" office:value-type="float" office:value="2620" calcext:value-type="float">
            <text:p>2620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817" calcext:value-type="float">
            <text:p>817</text:p>
          </table:table-cell>
          <table:table-cell/>
          <table:table-cell table:style-name="ce65" office:value-type="float" office:value="658" calcext:value-type="float">
            <text:p>658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16033647718583" calcext:value-type="percentage">
            <text:p>71.60%</text:p>
          </table:table-cell>
          <table:table-cell table:style-name="ce91" table:formula="of:=[.D101]-[.B101]" office:value-type="percentage" office:value="-0.300535304613816" calcext:value-type="percentage">
            <text:p>-30.05%</text:p>
          </table:table-cell>
          <table:table-cell table:style-name="ce67" office:value-type="percentage" office:value="0.415498343104767" calcext:value-type="percentage">
            <text:p>41.55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612" calcext:value-type="percentage">
            <text:p>61.20%</text:p>
          </table:table-cell>
          <table:table-cell table:style-name="ce79" table:formula="of:=[.J101]-[.H101]" office:value-type="percentage" office:value="-0.206" calcext:value-type="percentage">
            <text:p>-20.60%</text:p>
          </table:table-cell>
          <table:table-cell table:style-name="ce67" office:value-type="percentage" office:value="0.406" calcext:value-type="percentage">
            <text:p>40.6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898292123374968" calcext:value-type="percentage">
            <text:p>89.83%</text:p>
          </table:table-cell>
          <table:table-cell table:style-name="ce92" table:formula="of:=[.D102]-[.B102]" office:value-type="percentage" office:value="-0.230435890899821" calcext:value-type="percentage">
            <text:p>-23.04%</text:p>
          </table:table-cell>
          <table:table-cell table:style-name="ce67" office:value-type="percentage" office:value="0.667856232475147" calcext:value-type="percentage">
            <text:p>66.79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817" calcext:value-type="percentage">
            <text:p>81.70%</text:p>
          </table:table-cell>
          <table:table-cell table:style-name="ce83" table:formula="of:=[.J102]-[.H102]" office:value-type="percentage" office:value="-0.159" calcext:value-type="percentage">
            <text:p>-15.90%</text:p>
          </table:table-cell>
          <table:table-cell table:style-name="ce67" office:value-type="percentage" office:value="0.658" calcext:value-type="percentage">
            <text:p>65.80%</text:p>
          </table:table-cell>
          <table:table-cell table:style-name="ce8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62" office:value-type="string" calcext:value-type="string" table:number-columns-spanned="2" table:number-rows-spanned="1">
            <text:p>VGG19 BN</text:p>
          </table:table-cell>
          <table:covered-table-cell table:style-name="ce64"/>
          <table:table-cell table:number-columns-repeated="9"/>
        </table:table-row>
        <table:table-row table:style-name="ro9">
          <table:table-cell table:style-name="ce80" office:value-type="string" calcext:value-type="string" table:number-columns-spanned="5" table:number-rows-spanned="1">
            <text:p>ImageNet Mini</text:p>
          </table:table-cell>
          <table:covered-table-cell table:style-name="ce64"/>
          <table:covered-table-cell table:style-name="ce62"/>
          <table:covered-table-cell table:number-columns-repeated="2"/>
          <table:table-cell/>
          <table:table-cell table:style-name="ce80" office:value-type="string" calcext:value-type="string" table:number-columns-spanned="5" table:number-rows-spanned="1">
            <text:p>A-Line</text:p>
          </table:table-cell>
          <table:covered-table-cell table:style-name="ce64"/>
          <table:covered-table-cell table:style-name="ce62"/>
          <table:covered-table-cell table:number-columns-repeated="2"/>
        </table:table-row>
        <table:table-row table:style-name="ro5"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81" office:value-type="string" calcext:value-type="string" table:number-columns-spanned="2" table:number-rows-spanned="1">
            <text:p>Normal</text:p>
          </table:table-cell>
          <table:covered-table-cell table:style-name="ce64"/>
          <table:table-cell table:style-name="ce82" office:value-type="string" calcext:value-type="string">
            <text:p>Vs</text:p>
          </table:table-cell>
          <table:table-cell table:style-name="ce81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office:value-type="float" office:value="2877" calcext:value-type="float">
            <text:p>2877</text:p>
          </table:table-cell>
          <table:table-cell/>
          <table:table-cell table:style-name="ce65" office:value-type="float" office:value="2512" calcext:value-type="float">
            <text:p>2512</text:p>
          </table:table-cell>
          <table:table-cell table:style-name="ce87" office:value-type="string" calcext:value-type="string">
            <text:p>Guess T1</text:p>
          </table:table-cell>
          <table:table-cell/>
          <table:table-cell table:style-name="ce63" office:value-type="string" calcext:value-type="string">
            <text:p>Guess T1</text:p>
          </table:table-cell>
          <table:table-cell table:style-name="ce65" office:value-type="float" office:value="746" calcext:value-type="float">
            <text:p>746</text:p>
          </table:table-cell>
          <table:table-cell/>
          <table:table-cell table:style-name="ce65" office:value-type="float" office:value="633" calcext:value-type="float">
            <text:p>633</text:p>
          </table:table-cell>
          <table:table-cell table:style-name="ce8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office:value-type="float" office:value="3599" calcext:value-type="float">
            <text:p>3599</text:p>
          </table:table-cell>
          <table:table-cell/>
          <table:table-cell table:style-name="ce65" office:value-type="float" office:value="3399" calcext:value-type="float">
            <text:p>3399</text:p>
          </table:table-cell>
          <table:table-cell table:style-name="ce87" office:value-type="string" calcext:value-type="string">
            <text:p>Guess T5</text:p>
          </table:table-cell>
          <table:table-cell/>
          <table:table-cell table:style-name="ce63" office:value-type="string" calcext:value-type="string">
            <text:p>Guess T5</text:p>
          </table:table-cell>
          <table:table-cell table:style-name="ce65" office:value-type="float" office:value="927" calcext:value-type="float">
            <text:p>927</text:p>
          </table:table-cell>
          <table:table-cell/>
          <table:table-cell table:style-name="ce65" office:value-type="float" office:value="857" calcext:value-type="float">
            <text:p>857</text:p>
          </table:table-cell>
          <table:table-cell table:style-name="ce8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65" office:value-type="float" office:value="3923" calcext:value-type="float">
            <text:p>3923</text:p>
          </table:table-cell>
          <table:table-cell/>
          <table:table-cell table:style-name="ce65" office:value-type="float" office:value="3923" calcext:value-type="float">
            <text:p>3923</text:p>
          </table:table-cell>
          <table:table-cell table:style-name="ce87" office:value-type="string" calcext:value-type="string">
            <text:p>Total</text:p>
          </table:table-cell>
          <table:table-cell/>
          <table:table-cell table:style-name="ce63" office:value-type="string" calcext:value-type="string">
            <text:p>Total</text:p>
          </table:table-cell>
          <table:table-cell table:style-name="ce65" office:value-type="float" office:value="1000" calcext:value-type="float">
            <text:p>1000</text:p>
          </table:table-cell>
          <table:table-cell/>
          <table:table-cell table:style-name="ce65" office:value-type="float" office:value="1000" calcext:value-type="float">
            <text:p>1000</text:p>
          </table:table-cell>
          <table:table-cell table:style-name="ce8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67" office:value-type="percentage" office:value="0.733367320927861" calcext:value-type="percentage">
            <text:p>73.34%</text:p>
          </table:table-cell>
          <table:table-cell table:style-name="ce79" table:formula="of:=[.D113]-[.B113]" office:value-type="percentage" office:value="-0.093041040020392" calcext:value-type="percentage">
            <text:p>-9.30%</text:p>
          </table:table-cell>
          <table:table-cell table:style-name="ce67" office:value-type="percentage" office:value="0.640326280907469" calcext:value-type="percentage">
            <text:p>64.03%</text:p>
          </table:table-cell>
          <table:table-cell table:style-name="ce87" office:value-type="string" calcext:value-type="string">
            <text:p>TOP 1</text:p>
          </table:table-cell>
          <table:table-cell/>
          <table:table-cell table:style-name="ce63" office:value-type="string" calcext:value-type="string">
            <text:p>TOP 1</text:p>
          </table:table-cell>
          <table:table-cell table:style-name="ce67" office:value-type="percentage" office:value="0.746" calcext:value-type="percentage">
            <text:p>74.60%</text:p>
          </table:table-cell>
          <table:table-cell table:style-name="ce79" table:formula="of:=[.J113]-[.H113]" office:value-type="percentage" office:value="-0.113" calcext:value-type="percentage">
            <text:p>-11.30%</text:p>
          </table:table-cell>
          <table:table-cell table:style-name="ce67" office:value-type="percentage" office:value="0.633" calcext:value-type="percentage">
            <text:p>63.30%</text:p>
          </table:table-cell>
          <table:table-cell table:style-name="ce8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67" office:value-type="percentage" office:value="0.917410145296967" calcext:value-type="percentage">
            <text:p>91.74%</text:p>
          </table:table-cell>
          <table:table-cell table:style-name="ce83" table:formula="of:=[.D114]-[.B114]" office:value-type="percentage" office:value="-0.050981391791996" calcext:value-type="percentage">
            <text:p>-5.10%</text:p>
          </table:table-cell>
          <table:table-cell table:style-name="ce67" office:value-type="percentage" office:value="0.866428753504971" calcext:value-type="percentage">
            <text:p>86.64%</text:p>
          </table:table-cell>
          <table:table-cell table:style-name="ce87" office:value-type="string" calcext:value-type="string">
            <text:p>TOP 5</text:p>
          </table:table-cell>
          <table:table-cell/>
          <table:table-cell table:style-name="ce63" office:value-type="string" calcext:value-type="string">
            <text:p>TOP 5</text:p>
          </table:table-cell>
          <table:table-cell table:style-name="ce67" office:value-type="percentage" office:value="0.927" calcext:value-type="percentage">
            <text:p>92.70%</text:p>
          </table:table-cell>
          <table:table-cell table:style-name="ce83" table:formula="of:=[.J114]-[.H114]" office:value-type="percentage" office:value="-0.0700000000000001" calcext:value-type="percentage">
            <text:p>-7.00%</text:p>
          </table:table-cell>
          <table:table-cell table:style-name="ce67" office:value-type="percentage" office:value="0.857" calcext:value-type="percentage">
            <text:p>85.70%</text:p>
          </table:table-cell>
          <table:table-cell table:style-name="ce87" office:value-type="string" calcext:value-type="string">
            <text:p>TOP 5</text:p>
          </table:table-cell>
        </table:table-row>
      </table:table>
      <table:table table:name="Keras Multifilter" table:style-name="ta1">
        <table:table-column table:style-name="co1" table:default-cell-style-name="ce63"/>
        <table:table-column table:style-name="co1" table:default-cell-style-name="Default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Mobile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]" office:value-type="float" office:value="696" calcext:value-type="float">
            <text:p>696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]" office:value-type="float" office:value="877" calcext:value-type="float">
            <text:p>877</text:p>
          </table:table-cell>
          <table:table-cell/>
          <table:table-cell office:value-type="float" office:value="842" calcext:value-type="float">
            <text:p>842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1" calcext:value-type="float">
            <text:p>83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B7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" calcext:value-type="percentage">
            <text:p>60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B8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42" calcext:value-type="percentage">
            <text:p>84.2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1" calcext:value-type="percentage">
            <text:p>83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F8]-[.$B8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H8]-[.$B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J8]-[.$B8]" office:value-type="percentage" office:value="-0.085" calcext:value-type="percentage">
            <text:p>-8.50%</text:p>
          </table:table-cell>
          <table:table-cell table:style-name="ce47"/>
          <table:table-cell table:style-name="ce44" table:formula="of:=[.L8]-[.$B8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35" calcext:value-type="percentage">
            <text:p>-3.50%</text:p>
          </table:table-cell>
          <table:table-cell table:style-name="ce50"/>
          <table:table-cell table:style-name="ce45" table:formula="of:=[.F9]-[.$B9]" office:value-type="percentage" office:value="-0.037" calcext:value-type="percentage">
            <text:p>-3.70%</text:p>
          </table:table-cell>
          <table:table-cell table:style-name="ce50"/>
          <table:table-cell table:style-name="ce45" table:formula="of:=[.H9]-[.$B9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J9]-[.$B9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L9]-[.$B9]" office:value-type="percentage" office:value="-0.039" calcext:value-type="percentage">
            <text:p>-3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5]" office:value-type="float" office:value="696" calcext:value-type="float">
            <text:p>696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6]" office:value-type="float" office:value="877" calcext:value-type="float">
            <text:p>877</text:p>
          </table:table-cell>
          <table:table-cell/>
          <table:table-cell office:value-type="float" office:value="830" calcext:value-type="float">
            <text:p>830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696" calcext:value-type="percentage">
            <text:p>69.6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877" calcext:value-type="percentage">
            <text:p>87.70%</text:p>
          </table:table-cell>
          <table:table-cell/>
          <table:table-cell table:style-name="ce67" office:value-type="percentage" office:value="0.83" calcext:value-type="percentage">
            <text:p>83.0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39" calcext:value-type="percentage">
            <text:p>83.9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5" calcext:value-type="percentage">
            <text:p>83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F18]-[.$B18]" office:value-type="percentage" office:value="-0.078" calcext:value-type="percentage">
            <text:p>-7.80%</text:p>
          </table:table-cell>
          <table:table-cell table:style-name="ce47"/>
          <table:table-cell table:style-name="ce44" table:formula="of:=[.H18]-[.$B18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18]-[.$B18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L18]-[.$B18]" office:value-type="percentage" office:value="-0.09" calcext:value-type="percentage">
            <text:p>-9.00%</text:p>
          </table:table-cell>
          <table:table-cell/>
          <table:table-cell table:style-name="ce49" table:formula="of:=AVERAGE([.D10];[.F10];[.H10];[.J10];[.L10];[.D20];[.F20];[.H20];[.J20];[.L20])" office:value-type="percentage" office:value="-0.0861" calcext:value-type="percentage">
            <text:p>-8.61%</text:p>
          </table:table-cell>
          <table:table-cell table:style-name="ce49" table:formula="of:=AVERAGE([.D11];[.F11];[.H11];[.J11];[.L11];[.D21];[.F21];[.H21];[.J21];[.L21])" office:value-type="percentage" office:value="-0.0415" calcext:value-type="percentage">
            <text:p>-4.15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F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H19]-[.$B19]" office:value-type="percentage" office:value="-0.038" calcext:value-type="percentage">
            <text:p>-3.80%</text:p>
          </table:table-cell>
          <table:table-cell table:style-name="ce50"/>
          <table:table-cell table:style-name="ce45" table:formula="of:=[.J19]-[.$B19]" office:value-type="percentage" office:value="-0.053" calcext:value-type="percentage">
            <text:p>-5.30%</text:p>
          </table:table-cell>
          <table:table-cell table:style-name="ce50"/>
          <table:table-cell table:style-name="ce45" table:formula="of:=[.L19]-[.$B19]" office:value-type="percentage" office:value="-0.042" calcext:value-type="percentage">
            <text:p>-4.20%</text:p>
          </table:table-cell>
          <table:table-cell table:number-columns-repeated="5"/>
        </table:table-row>
        <table:table-row table:style-name="ro5" table:number-rows-repeated="3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Inception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13]" office:value-type="float" office:value="754" calcext:value-type="float">
            <text:p>754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14]" office:value-type="float" office:value="926" calcext:value-type="float">
            <text:p>926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899" calcext:value-type="float">
            <text:p>899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16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702" calcext:value-type="percentage">
            <text:p>70.2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17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899" calcext:value-type="percentage">
            <text:p>89.9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8" calcext:value-type="percentage">
            <text:p>9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1]-[.$B31]" office:value-type="percentage" office:value="-0.046" calcext:value-type="percentage">
            <text:p>-4.60%</text:p>
          </table:table-cell>
          <table:table-cell table:style-name="ce47"/>
          <table:table-cell table:style-name="ce44" table:formula="of:=[.F31]-[.$B3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1]-[.$B31]" office:value-type="percentage" office:value="-0.043" calcext:value-type="percentage">
            <text:p>-4.30%</text:p>
          </table:table-cell>
          <table:table-cell table:style-name="ce47"/>
          <table:table-cell table:style-name="ce44" table:formula="of:=[.J31]-[.$B31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L31]-[.$B31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F32]-[.$B32]" office:value-type="percentage" office:value="-0.027" calcext:value-type="percentage">
            <text:p>-2.70%</text:p>
          </table:table-cell>
          <table:table-cell table:style-name="ce50"/>
          <table:table-cell table:style-name="ce45" table:formula="of:=[.H32]-[.$B32]" office:value-type="percentage" office:value="-0.023" calcext:value-type="percentage">
            <text:p>-2.30%</text:p>
          </table:table-cell>
          <table:table-cell table:style-name="ce50"/>
          <table:table-cell table:style-name="ce45" table:formula="of:=[.J32]-[.$B32]" office:value-type="percentage" office:value="-0.022" calcext:value-type="percentage">
            <text:p>-2.20%</text:p>
          </table:table-cell>
          <table:table-cell table:style-name="ce50"/>
          <table:table-cell table:style-name="ce45" table:formula="of:=[.L32]-[.$B32]" office:value-type="percentage" office:value="-0.018" calcext:value-type="percentage">
            <text:p>-1.8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28]" office:value-type="float" office:value="754" calcext:value-type="float">
            <text:p>754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29]" office:value-type="float" office:value="926" calcext:value-type="float">
            <text:p>926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02" calcext:value-type="float">
            <text:p>902</text:p>
          </table:table-cell>
          <table:table-cell/>
          <table:table-cell office:value-type="float" office:value="898" calcext:value-type="float">
            <text:p>898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3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1]" office:value-type="percentage" office:value="0.754" calcext:value-type="percentage">
            <text:p>75.4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5" calcext:value-type="percentage">
            <text:p>70.50%</text:p>
          </table:table-cell>
          <table:table-cell/>
          <table:table-cell table:style-name="ce67" office:value-type="percentage" office:value="0.7" calcext:value-type="percentage">
            <text:p>70.0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2]" office:value-type="percentage" office:value="0.926" calcext:value-type="percentage">
            <text:p>92.6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ce67" office:value-type="percentage" office:value="0.902" calcext:value-type="percentage">
            <text:p>90.20%</text:p>
          </table:table-cell>
          <table:table-cell/>
          <table:table-cell table:style-name="ce67" office:value-type="percentage" office:value="0.898" calcext:value-type="percentage">
            <text:p>89.8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895" calcext:value-type="percentage">
            <text:p>8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1]-[.$B41]" office:value-type="percentage" office:value="-0.042" calcext:value-type="percentage">
            <text:p>-4.20%</text:p>
          </table:table-cell>
          <table:table-cell table:style-name="ce47"/>
          <table:table-cell table:style-name="ce44" table:formula="of:=[.F41]-[.$B41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H41]-[.$B41]" office:value-type="percentage" office:value="-0.0540000000000001" calcext:value-type="percentage">
            <text:p>-5.40%</text:p>
          </table:table-cell>
          <table:table-cell table:style-name="ce47"/>
          <table:table-cell table:style-name="ce44" table:formula="of:=[.J41]-[.$B41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41]-[.$B41]" office:value-type="percentage" office:value="-0.045" calcext:value-type="percentage">
            <text:p>-4.50%</text:p>
          </table:table-cell>
          <table:table-cell/>
          <table:table-cell table:style-name="ce49" table:formula="of:=AVERAGE([.D33];[.F33];[.H33];[.J33];[.L33];[.D43];[.F43];[.H43];[.J43];[.L43])" office:value-type="percentage" office:value="-0.0502" calcext:value-type="percentage">
            <text:p>-5.02%</text:p>
          </table:table-cell>
          <table:table-cell table:style-name="ce49" table:formula="of:=AVERAGE([.D34];[.F34];[.H34];[.J34];[.L34];[.D44];[.F44];[.H44];[.J44];[.L44])" office:value-type="percentage" office:value="-0.024" calcext:value-type="percentage">
            <text:p>-2.4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2]-[.$B42]" office:value-type="percentage" office:value="-0.021" calcext:value-type="percentage">
            <text:p>-2.10%</text:p>
          </table:table-cell>
          <table:table-cell table:style-name="ce50"/>
          <table:table-cell table:style-name="ce45" table:formula="of:=[.F42]-[.$B42]" office:value-type="percentage" office:value="-0.024" calcext:value-type="percentage">
            <text:p>-2.40%</text:p>
          </table:table-cell>
          <table:table-cell table:style-name="ce50"/>
          <table:table-cell table:style-name="ce45" table:formula="of:=[.H42]-[.$B42]" office:value-type="percentage" office:value="-0.028" calcext:value-type="percentage">
            <text:p>-2.80%</text:p>
          </table:table-cell>
          <table:table-cell table:style-name="ce50"/>
          <table:table-cell table:style-name="ce45" table:formula="of:=[.J42]-[.$B42]" office:value-type="percentage" office:value="-0.019" calcext:value-type="percentage">
            <text:p>-1.90%</text:p>
          </table:table-cell>
          <table:table-cell table:style-name="ce50"/>
          <table:table-cell table:style-name="ce45" table:formula="of:=[.L42]-[.$B42]" office:value-type="percentage" office:value="-0.031" calcext:value-type="percentage">
            <text:p>-3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152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22]" office:value-type="float" office:value="690" calcext:value-type="float">
            <text:p>690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23]" office:value-type="float" office:value="885" calcext:value-type="float">
            <text:p>885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25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11" calcext:value-type="percentage">
            <text:p>61.10%</text:p>
          </table:table-cell>
          <table:table-cell/>
          <table:table-cell table:style-name="ce67" office:value-type="percentage" office:value="0.614" calcext:value-type="percentage">
            <text:p>61.40%</text:p>
          </table:table-cell>
          <table:table-cell/>
          <table:table-cell table:style-name="ce67" office:value-type="percentage" office:value="0.601" calcext:value-type="percentage">
            <text:p>60.10%</text:p>
          </table:table-cell>
          <table:table-cell/>
          <table:table-cell table:style-name="ce67" office:value-type="percentage" office:value="0.607" calcext:value-type="percentage">
            <text:p>60.70%</text:p>
          </table:table-cell>
          <table:table-cell/>
          <table:table-cell table:style-name="ce67" office:value-type="percentage" office:value="0.612" calcext:value-type="percentage">
            <text:p>61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26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24" calcext:value-type="percentage">
            <text:p>82.4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" calcext:value-type="percentage">
            <text:p>84.00%</text:p>
          </table:table-cell>
          <table:table-cell/>
          <table:table-cell table:style-name="ce67" office:value-type="percentage" office:value="0.828" calcext:value-type="percentage">
            <text:p>82.80%</text:p>
          </table:table-cell>
          <table:table-cell/>
          <table:table-cell table:style-name="ce67" office:value-type="percentage" office:value="0.825" calcext:value-type="percentage">
            <text:p>82.5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3]-[.$B53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53]-[.$B53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H53]-[.$B53]" office:value-type="percentage" office:value="-0.089" calcext:value-type="percentage">
            <text:p>-8.90%</text:p>
          </table:table-cell>
          <table:table-cell table:style-name="ce47"/>
          <table:table-cell table:style-name="ce44" table:formula="of:=[.J53]-[.$B53]" office:value-type="percentage" office:value="-0.083" calcext:value-type="percentage">
            <text:p>-8.30%</text:p>
          </table:table-cell>
          <table:table-cell table:style-name="ce47"/>
          <table:table-cell table:style-name="ce44" table:formula="of:=[.L53]-[.$B53]" office:value-type="percentage" office:value="-0.078" calcext:value-type="percentage">
            <text:p>-7.8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4]-[.$B54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F54]-[.$B5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H54]-[.$B54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J54]-[.$B54]" office:value-type="percentage" office:value="-0.057" calcext:value-type="percentage">
            <text:p>-5.70%</text:p>
          </table:table-cell>
          <table:table-cell table:style-name="ce50"/>
          <table:table-cell table:style-name="ce45" table:formula="of:=[.L54]-[.$B54]" office:value-type="percentage" office:value="-0.0600000000000001" calcext:value-type="percentage">
            <text:p>-6.0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B50]" office:value-type="float" office:value="690" calcext:value-type="float">
            <text:p>690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B51]" office:value-type="float" office:value="885" calcext:value-type="float">
            <text:p>885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3" calcext:value-type="float">
            <text:p>833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B5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B53]" office:value-type="percentage" office:value="0.69" calcext:value-type="percentage">
            <text:p>69.0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613" calcext:value-type="percentage">
            <text:p>61.3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B54]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3" calcext:value-type="percentage">
            <text:p>83.3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27" calcext:value-type="percentage">
            <text:p>82.7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3]-[.$B63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63]-[.$B63]" office:value-type="percentage" office:value="-0.084" calcext:value-type="percentage">
            <text:p>-8.40%</text:p>
          </table:table-cell>
          <table:table-cell table:style-name="ce47"/>
          <table:table-cell table:style-name="ce44" table:formula="of:=[.H63]-[.$B63]" office:value-type="percentage" office:value="-0.086" calcext:value-type="percentage">
            <text:p>-8.60%</text:p>
          </table:table-cell>
          <table:table-cell table:style-name="ce47"/>
          <table:table-cell table:style-name="ce44" table:formula="of:=[.J63]-[.$B63]" office:value-type="percentage" office:value="-0.077" calcext:value-type="percentage">
            <text:p>-7.70%</text:p>
          </table:table-cell>
          <table:table-cell table:style-name="ce47"/>
          <table:table-cell table:style-name="ce44" table:formula="of:=[.L63]-[.$B63]" office:value-type="percentage" office:value="-0.073" calcext:value-type="percentage">
            <text:p>-7.30%</text:p>
          </table:table-cell>
          <table:table-cell/>
          <table:table-cell table:style-name="ce49" table:formula="of:=AVERAGE([.D55];[.F55];[.H55];[.J55];[.L55];[.D65];[.F65];[.H65];[.J65];[.L65])" office:value-type="percentage" office:value="-0.0807" calcext:value-type="percentage">
            <text:p>-8.07%</text:p>
          </table:table-cell>
          <table:table-cell table:style-name="ce49" table:formula="of:=AVERAGE([.D56];[.F56];[.H56];[.J56];[.L56];[.D66];[.F66];[.H66];[.J66];[.L66])" office:value-type="percentage" office:value="-0.0521" calcext:value-type="percentage">
            <text:p>-5.2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F64]-[.$B64]" office:value-type="percentage" office:value="-0.044" calcext:value-type="percentage">
            <text:p>-4.40%</text:p>
          </table:table-cell>
          <table:table-cell table:style-name="ce50"/>
          <table:table-cell table:style-name="ce45" table:formula="of:=[.H64]-[.$B64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J64]-[.$B64]" office:value-type="percentage" office:value="-0.048" calcext:value-type="percentage">
            <text:p>-4.80%</text:p>
          </table:table-cell>
          <table:table-cell table:style-name="ce50"/>
          <table:table-cell table:style-name="ce45" table:formula="of:=[.L64]-[.$B64]" office:value-type="percentage" office:value="-0.0580000000000001" calcext:value-type="percentage">
            <text:p>-5.8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31]" office:value-type="float" office:value="651" calcext:value-type="float">
            <text:p>651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float" office:value="576" calcext:value-type="float">
            <text:p>576</text:p>
          </table:table-cell>
          <table:table-cell/>
          <table:table-cell office:value-type="float" office:value="575" calcext:value-type="float">
            <text:p>575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32]" office:value-type="float" office:value="866" calcext:value-type="float">
            <text:p>866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34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68" calcext:value-type="percentage">
            <text:p>56.8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/>
          <table:table-cell table:style-name="ce67" office:value-type="percentage" office:value="0.575" calcext:value-type="percentage">
            <text:p>57.50%</text:p>
          </table:table-cell>
          <table:table-cell/>
          <table:table-cell table:style-name="ce67" office:value-type="percentage" office:value="0.569" calcext:value-type="percentage">
            <text:p>56.90%</text:p>
          </table:table-cell>
          <table:table-cell/>
          <table:table-cell table:style-name="ce67" office:value-type="percentage" office:value="0.576" calcext:value-type="percentage">
            <text:p>57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35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/>
          <table:table-cell table:style-name="ce67" office:value-type="percentage" office:value="0.798" calcext:value-type="percentage">
            <text:p>79.80%</text:p>
          </table:table-cell>
          <table:table-cell/>
          <table:table-cell table:style-name="ce67" office:value-type="percentage" office:value="0.799" calcext:value-type="percentage">
            <text:p>79.90%</text:p>
          </table:table-cell>
          <table:table-cell/>
          <table:table-cell table:style-name="ce67" office:value-type="percentage" office:value="0.807" calcext:value-type="percentage">
            <text:p>80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5]-[.$B75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75]-[.$B75]" office:value-type="percentage" office:value="-0.0750000000000001" calcext:value-type="percentage">
            <text:p>-7.50%</text:p>
          </table:table-cell>
          <table:table-cell table:style-name="ce47"/>
          <table:table-cell table:style-name="ce44" table:formula="of:=[.H75]-[.$B75]" office:value-type="percentage" office:value="-0.0760000000000001" calcext:value-type="percentage">
            <text:p>-7.60%</text:p>
          </table:table-cell>
          <table:table-cell table:style-name="ce47"/>
          <table:table-cell table:style-name="ce44" table:formula="of:=[.J75]-[.$B75]" office:value-type="percentage" office:value="-0.0820000000000001" calcext:value-type="percentage">
            <text:p>-8.20%</text:p>
          </table:table-cell>
          <table:table-cell table:style-name="ce47"/>
          <table:table-cell table:style-name="ce44" table:formula="of:=[.L75]-[.$B75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6]-[.$B7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F76]-[.$B76]" office:value-type="percentage" office:value="-0.0589999999999999" calcext:value-type="percentage">
            <text:p>-5.90%</text:p>
          </table:table-cell>
          <table:table-cell table:style-name="ce50"/>
          <table:table-cell table:style-name="ce45" table:formula="of:=[.H76]-[.$B76]" office:value-type="percentage" office:value="-0.0679999999999999" calcext:value-type="percentage">
            <text:p>-6.80%</text:p>
          </table:table-cell>
          <table:table-cell table:style-name="ce50"/>
          <table:table-cell table:style-name="ce45" table:formula="of:=[.J76]-[.$B76]" office:value-type="percentage" office:value="-0.067" calcext:value-type="percentage">
            <text:p>-6.70%</text:p>
          </table:table-cell>
          <table:table-cell table:style-name="ce50"/>
          <table:table-cell table:style-name="ce45" table:formula="of:=[.L76]-[.$B76]" office:value-type="percentage" office:value="-0.0589999999999999" calcext:value-type="percentage">
            <text:p>-5.9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72]" office:value-type="float" office:value="651" calcext:value-type="float">
            <text:p>651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71" calcext:value-type="float">
            <text:p>571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73]" office:value-type="float" office:value="866" calcext:value-type="float">
            <text:p>866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7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5]" office:value-type="percentage" office:value="0.651" calcext:value-type="percentage">
            <text:p>65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/>
          <table:table-cell table:style-name="ce67" office:value-type="percentage" office:value="0.558" calcext:value-type="percentage">
            <text:p>55.80%</text:p>
          </table:table-cell>
          <table:table-cell/>
          <table:table-cell table:style-name="ce67" office:value-type="percentage" office:value="0.57" calcext:value-type="percentage">
            <text:p>57.00%</text:p>
          </table:table-cell>
          <table:table-cell/>
          <table:table-cell table:style-name="ce67" office:value-type="percentage" office:value="0.571" calcext:value-type="percentage">
            <text:p>57.10%</text:p>
          </table:table-cell>
          <table:table-cell/>
          <table:table-cell table:style-name="ce67" office:value-type="percentage" office:value="0.578" calcext:value-type="percentage">
            <text:p>57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6]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ce67" office:value-type="percentage" office:value="0.808" calcext:value-type="percentage">
            <text:p>80.80%</text:p>
          </table:table-cell>
          <table:table-cell/>
          <table:table-cell table:style-name="ce67" office:value-type="percentage" office:value="0.805" calcext:value-type="percentage">
            <text:p>80.50%</text:p>
          </table:table-cell>
          <table:table-cell/>
          <table:table-cell table:style-name="ce67" office:value-type="percentage" office:value="0.795" calcext:value-type="percentage">
            <text:p>7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5]-[.$B85]" office:value-type="percentage" office:value="-0.0730000000000001" calcext:value-type="percentage">
            <text:p>-7.30%</text:p>
          </table:table-cell>
          <table:table-cell table:style-name="ce47"/>
          <table:table-cell table:style-name="ce44" table:formula="of:=[.F85]-[.$B85]" office:value-type="percentage" office:value="-0.093" calcext:value-type="percentage">
            <text:p>-9.30%</text:p>
          </table:table-cell>
          <table:table-cell table:style-name="ce47"/>
          <table:table-cell table:style-name="ce44" table:formula="of:=[.H85]-[.$B85]" office:value-type="percentage" office:value="-0.0810000000000001" calcext:value-type="percentage">
            <text:p>-8.10%</text:p>
          </table:table-cell>
          <table:table-cell table:style-name="ce47"/>
          <table:table-cell table:style-name="ce44" table:formula="of:=[.J85]-[.$B85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L85]-[.$B85]" office:value-type="percentage" office:value="-0.0730000000000001" calcext:value-type="percentage">
            <text:p>-7.30%</text:p>
          </table:table-cell>
          <table:table-cell/>
          <table:table-cell table:style-name="ce49" table:formula="of:=AVERAGE([.D77];[.F77];[.H77];[.J77];[.L77];[.D87];[.F87];[.H87];[.J87];[.L87])" office:value-type="percentage" office:value="-0.0791000000000001" calcext:value-type="percentage">
            <text:p>-7.91%</text:p>
          </table:table-cell>
          <table:table-cell table:style-name="ce49" table:formula="of:=AVERAGE([.D78];[.F78];[.H78];[.J78];[.L78];[.D88];[.F88];[.H88];[.J88];[.L88])" office:value-type="percentage" office:value="-0.0638999999999999" calcext:value-type="percentage">
            <text:p>-6.39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6]-[.$B86]" office:value-type="percentage" office:value="-0.0639999999999999" calcext:value-type="percentage">
            <text:p>-6.40%</text:p>
          </table:table-cell>
          <table:table-cell table:style-name="ce50"/>
          <table:table-cell table:style-name="ce45" table:formula="of:=[.F86]-[.$B86]" office:value-type="percentage" office:value="-0.071" calcext:value-type="percentage">
            <text:p>-7.10%</text:p>
          </table:table-cell>
          <table:table-cell table:style-name="ce50"/>
          <table:table-cell table:style-name="ce45" table:formula="of:=[.H86]-[.$B86]" office:value-type="percentage" office:value="-0.0579999999999999" calcext:value-type="percentage">
            <text:p>-5.80%</text:p>
          </table:table-cell>
          <table:table-cell table:style-name="ce50"/>
          <table:table-cell table:style-name="ce45" table:formula="of:=[.J86]-[.$B86]" office:value-type="percentage" office:value="-0.0609999999999999" calcext:value-type="percentage">
            <text:p>-6.10%</text:p>
          </table:table-cell>
          <table:table-cell table:style-name="ce50"/>
          <table:table-cell table:style-name="ce45" table:formula="of:=[.L86]-[.$B86]" office:value-type="percentage" office:value="-0.071" calcext:value-type="percentage">
            <text:p>-7.1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47]" office:value-type="float" office:value="694" calcext:value-type="float">
            <text:p>694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48]" office:value-type="float" office:value="897" calcext:value-type="float">
            <text:p>89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0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4" calcext:value-type="percentage">
            <text:p>54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51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7]-[.$B9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F97]-[.$B97]" office:value-type="percentage" office:value="-0.15" calcext:value-type="percentage">
            <text:p>-15.00%</text:p>
          </table:table-cell>
          <table:table-cell table:style-name="ce47"/>
          <table:table-cell table:style-name="ce44" table:formula="of:=[.H97]-[.$B97]" office:value-type="percentage" office:value="-0.147" calcext:value-type="percentage">
            <text:p>-14.70%</text:p>
          </table:table-cell>
          <table:table-cell table:style-name="ce47"/>
          <table:table-cell table:style-name="ce44" table:formula="of:=[.J97]-[.$B97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97]-[.$B97]" office:value-type="percentage" office:value="-0.161" calcext:value-type="percentage">
            <text:p>-16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8]-[.$B98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F98]-[.$B98]" office:value-type="percentage" office:value="-0.11" calcext:value-type="percentage">
            <text:p>-11.00%</text:p>
          </table:table-cell>
          <table:table-cell table:style-name="ce50"/>
          <table:table-cell table:style-name="ce45" table:formula="of:=[.H98]-[.$B9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98]-[.$B98]" office:value-type="percentage" office:value="-0.112" calcext:value-type="percentage">
            <text:p>-11.20%</text:p>
          </table:table-cell>
          <table:table-cell table:style-name="ce50"/>
          <table:table-cell table:style-name="ce45" table:formula="of:=[.L98]-[.$B98]" office:value-type="percentage" office:value="-0.124" calcext:value-type="percentage">
            <text:p>-12.4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94]" office:value-type="float" office:value="694" calcext:value-type="float">
            <text:p>694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95]" office:value-type="float" office:value="897" calcext:value-type="float">
            <text:p>897</text:p>
          </table:table-cell>
          <table:table-cell/>
          <table:table-cell office:value-type="float" office:value="774" calcext:value-type="float">
            <text:p>77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9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7]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551" calcext:value-type="percentage">
            <text:p>55.10%</text:p>
          </table:table-cell>
          <table:table-cell/>
          <table:table-cell table:style-name="ce67" office:value-type="percentage" office:value="0.535" calcext:value-type="percentage">
            <text:p>53.50%</text:p>
          </table:table-cell>
          <table:table-cell/>
          <table:table-cell table:style-name="ce67" office:value-type="percentage" office:value="0.538" calcext:value-type="percentage">
            <text:p>53.80%</text:p>
          </table:table-cell>
          <table:table-cell/>
          <table:table-cell table:style-name="ce67" office:value-type="percentage" office:value="0.553" calcext:value-type="percentage">
            <text:p>55.30%</text:p>
          </table:table-cell>
          <table:table-cell/>
          <table:table-cell table:style-name="ce67" office:value-type="percentage" office:value="0.546" calcext:value-type="percentage">
            <text:p>5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8]" office:value-type="percentage" office:value="0.897" calcext:value-type="percentage">
            <text:p>89.70%</text:p>
          </table:table-cell>
          <table:table-cell/>
          <table:table-cell table:style-name="ce67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4" calcext:value-type="percentage">
            <text:p>78.40%</text:p>
          </table:table-cell>
          <table:table-cell/>
          <table:table-cell table:style-name="ce67" office:value-type="percentage" office:value="0.77" calcext:value-type="percentage">
            <text:p>77.0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7]-[.$B107]" office:value-type="percentage" office:value="-0.143" calcext:value-type="percentage">
            <text:p>-14.30%</text:p>
          </table:table-cell>
          <table:table-cell table:style-name="ce47"/>
          <table:table-cell table:style-name="ce44" table:formula="of:=[.F107]-[.$B107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H107]-[.$B107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J107]-[.$B107]" office:value-type="percentage" office:value="-0.141" calcext:value-type="percentage">
            <text:p>-14.10%</text:p>
          </table:table-cell>
          <table:table-cell table:style-name="ce47"/>
          <table:table-cell table:style-name="ce44" table:formula="of:=[.L107]-[.$B107]" office:value-type="percentage" office:value="-0.148" calcext:value-type="percentage">
            <text:p>-14.80%</text:p>
          </table:table-cell>
          <table:table-cell/>
          <table:table-cell table:style-name="ce49" table:formula="of:=AVERAGE([.D99];[.F99];[.H99];[.J99];[.L99];[.D109];[.F109];[.H109];[.J109];[.L109])" office:value-type="percentage" office:value="-0.1501" calcext:value-type="percentage">
            <text:p>-15.01%</text:p>
          </table:table-cell>
          <table:table-cell table:style-name="ce49" table:formula="of:=AVERAGE([.D100];[.F100];[.H100];[.J100];[.L100];[.D110];[.F110];[.H110];[.J110];[.L110])" office:value-type="percentage" office:value="-0.117" calcext:value-type="percentage">
            <text:p>-11.7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8]-[.$B108]" office:value-type="percentage" office:value="-0.123" calcext:value-type="percentage">
            <text:p>-12.30%</text:p>
          </table:table-cell>
          <table:table-cell table:style-name="ce50"/>
          <table:table-cell table:style-name="ce45" table:formula="of:=[.F108]-[.$B108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08]-[.$B108]" office:value-type="percentage" office:value="-0.113" calcext:value-type="percentage">
            <text:p>-11.30%</text:p>
          </table:table-cell>
          <table:table-cell table:style-name="ce50"/>
          <table:table-cell table:style-name="ce45" table:formula="of:=[.J108]-[.$B108]" office:value-type="percentage" office:value="-0.127" calcext:value-type="percentage">
            <text:p>-12.70%</text:p>
          </table:table-cell>
          <table:table-cell table:style-name="ce50"/>
          <table:table-cell table:style-name="ce45" table:formula="of:=[.L108]-[.$B108]" office:value-type="percentage" office:value="-0.112" calcext:value-type="percentage">
            <text:p>-11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56]" office:value-type="float" office:value="631" calcext:value-type="float">
            <text:p>631</text:p>
          </table:table-cell>
          <table:table-cell/>
          <table:table-cell office:value-type="float" office:value="517" calcext:value-type="float">
            <text:p>517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57]" office:value-type="float" office:value="856" calcext:value-type="float">
            <text:p>856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5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17" calcext:value-type="percentage">
            <text:p>51.7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58" calcext:value-type="percentage">
            <text:p>75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3" calcext:value-type="percentage">
            <text:p>75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9]-[.$B119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F119]-[.$B11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H119]-[.$B119]" office:value-type="percentage" office:value="-0.103" calcext:value-type="percentage">
            <text:p>-10.30%</text:p>
          </table:table-cell>
          <table:table-cell table:style-name="ce47"/>
          <table:table-cell table:style-name="ce44" table:formula="of:=[.J119]-[.$B11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19]-[.$B119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0]-[.$B120]" office:value-type="percentage" office:value="-0.098" calcext:value-type="percentage">
            <text:p>-9.80%</text:p>
          </table:table-cell>
          <table:table-cell table:style-name="ce50"/>
          <table:table-cell table:style-name="ce45" table:formula="of:=[.F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20]-[.$B120]" office:value-type="percentage" office:value="-0.103" calcext:value-type="percentage">
            <text:p>-10.30%</text:p>
          </table:table-cell>
          <table:table-cell table:style-name="ce50"/>
          <table:table-cell table:style-name="ce45" table:formula="of:=[.J120]-[.$B12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L120]-[.$B120]" office:value-type="percentage" office:value="-0.103" calcext:value-type="percentage">
            <text:p>-10.30%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16]" office:value-type="float" office:value="631" calcext:value-type="float">
            <text:p>631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17]" office:value-type="float" office:value="856" calcext:value-type="float">
            <text:p>856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63" calcext:value-type="float">
            <text:p>763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1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9]" office:value-type="percentage" office:value="0.631" calcext:value-type="percentage">
            <text:p>63.10%</text:p>
          </table:table-cell>
          <table:table-cell/>
          <table:table-cell table:style-name="ce67" office:value-type="percentage" office:value="0.52" calcext:value-type="percentage">
            <text:p>52.00%</text:p>
          </table:table-cell>
          <table:table-cell/>
          <table:table-cell table:style-name="ce67" office:value-type="percentage" office:value="0.522" calcext:value-type="percentage">
            <text:p>52.20%</text:p>
          </table:table-cell>
          <table:table-cell/>
          <table:table-cell table:style-name="ce67" office:value-type="percentage" office:value="0.527" calcext:value-type="percentage">
            <text:p>52.70%</text:p>
          </table:table-cell>
          <table:table-cell/>
          <table:table-cell table:style-name="ce67" office:value-type="percentage" office:value="0.523" calcext:value-type="percentage">
            <text:p>52.30%</text:p>
          </table:table-cell>
          <table:table-cell/>
          <table:table-cell table:style-name="ce67" office:value-type="percentage" office:value="0.512" calcext:value-type="percentage">
            <text:p>51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20]" office:value-type="percentage" office:value="0.856" calcext:value-type="percentage">
            <text:p>85.60%</text:p>
          </table:table-cell>
          <table:table-cell/>
          <table:table-cell table:style-name="ce67" office:value-type="percentage" office:value="0.768" calcext:value-type="percentage">
            <text:p>76.80%</text:p>
          </table:table-cell>
          <table:table-cell/>
          <table:table-cell table:style-name="ce67" office:value-type="percentage" office:value="0.767" calcext:value-type="percentage">
            <text:p>76.70%</text:p>
          </table:table-cell>
          <table:table-cell/>
          <table:table-cell table:style-name="ce67" office:value-type="percentage" office:value="0.759" calcext:value-type="percentage">
            <text:p>75.90%</text:p>
          </table:table-cell>
          <table:table-cell/>
          <table:table-cell table:style-name="ce67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754" calcext:value-type="percentage">
            <text:p>75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9]-[.$B129]" office:value-type="percentage" office:value="-0.111" calcext:value-type="percentage">
            <text:p>-11.10%</text:p>
          </table:table-cell>
          <table:table-cell table:style-name="ce47"/>
          <table:table-cell table:style-name="ce44" table:formula="of:=[.F129]-[.$B129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H129]-[.$B129]" office:value-type="percentage" office:value="-0.104" calcext:value-type="percentage">
            <text:p>-10.40%</text:p>
          </table:table-cell>
          <table:table-cell table:style-name="ce47"/>
          <table:table-cell table:style-name="ce44" table:formula="of:=[.J129]-[.$B129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L129]-[.$B129]" office:value-type="percentage" office:value="-0.119" calcext:value-type="percentage">
            <text:p>-11.90%</text:p>
          </table:table-cell>
          <table:table-cell/>
          <table:table-cell table:style-name="ce49" table:formula="of:=AVERAGE([.D121];[.F121];[.H121];[.J121];[.L121];[.D131];[.F131];[.H131];[.J131];[.L131])" office:value-type="percentage" office:value="-0.1089" calcext:value-type="percentage">
            <text:p>-10.89%</text:p>
          </table:table-cell>
          <table:table-cell table:style-name="ce49" table:formula="of:=AVERAGE([.D122];[.F122];[.H122];[.J122];[.L122];[.D132];[.F132];[.H132];[.J132];[.L132])" office:value-type="percentage" office:value="-0.0951" calcext:value-type="percentage">
            <text:p>-9.5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30]-[.$B130]" office:value-type="percentage" office:value="-0.088" calcext:value-type="percentage">
            <text:p>-8.80%</text:p>
          </table:table-cell>
          <table:table-cell table:style-name="ce50"/>
          <table:table-cell table:style-name="ce45" table:formula="of:=[.F130]-[.$B130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H130]-[.$B130]" office:value-type="percentage" office:value="-0.097" calcext:value-type="percentage">
            <text:p>-9.70%</text:p>
          </table:table-cell>
          <table:table-cell table:style-name="ce50"/>
          <table:table-cell table:style-name="ce45" table:formula="of:=[.J130]-[.$B130]" office:value-type="percentage" office:value="-0.093" calcext:value-type="percentage">
            <text:p>-9.30%</text:p>
          </table:table-cell>
          <table:table-cell table:style-name="ce50"/>
          <table:table-cell table:style-name="ce45" table:formula="of:=[.L130]-[.$B130]" office:value-type="percentage" office:value="-0.102" calcext:value-type="percentage">
            <text:p>-10.20%</text:p>
          </table:table-cell>
          <table:table-cell table:number-columns-repeated="5"/>
        </table:table-row>
        <table:table-row table:style-name="ro5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/>
          <table:table-cell table:number-columns-repeated="2"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$'A-Line'.B65]" office:value-type="float" office:value="649" calcext:value-type="float">
            <text:p>649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$'A-Line'.B66]" office:value-type="float" office:value="862" calcext:value-type="float">
            <text:p>862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8" calcext:value-type="float">
            <text:p>788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$'A-Line'.B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$'A-Line'.B68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47" calcext:value-type="percentage">
            <text:p>54.7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/>
          <table:table-cell table:style-name="ce67" office:value-type="percentage" office:value="0.539" calcext:value-type="percentage">
            <text:p>53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$'A-Line'.B69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8" calcext:value-type="percentage">
            <text:p>77.80%</text:p>
          </table:table-cell>
          <table:table-cell/>
          <table:table-cell table:style-name="ce67" office:value-type="percentage" office:value="0.785" calcext:value-type="percentage">
            <text:p>78.5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88" calcext:value-type="percentage">
            <text:p>78.8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1]-[.$B14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F141]-[.$B141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41]-[.$B14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41]-[.$B141]" office:value-type="percentage" office:value="-0.11" calcext:value-type="percentage">
            <text:p>-11.00%</text:p>
          </table:table-cell>
          <table:table-cell table:style-name="ce47"/>
          <table:table-cell table:style-name="ce44" table:formula="of:=[.L141]-[.$B141]" office:value-type="percentage" office:value="-0.11" calcext:value-type="percentage">
            <text:p>-11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2]-[.$B142]" office:value-type="percentage" office:value="-0.084" calcext:value-type="percentage">
            <text:p>-8.40%</text:p>
          </table:table-cell>
          <table:table-cell table:style-name="ce50"/>
          <table:table-cell table:style-name="ce45" table:formula="of:=[.F142]-[.$B142]" office:value-type="percentage" office:value="-0.077" calcext:value-type="percentage">
            <text:p>-7.70%</text:p>
          </table:table-cell>
          <table:table-cell table:style-name="ce50"/>
          <table:table-cell table:style-name="ce45" table:formula="of:=[.H142]-[.$B14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J142]-[.$B142]" office:value-type="percentage" office:value="-0.074" calcext:value-type="percentage">
            <text:p>-7.40%</text:p>
          </table:table-cell>
          <table:table-cell table:style-name="ce50"/>
          <table:table-cell table:style-name="ce45" table:formula="of:=[.L142]-[.$B142]" office:value-type="percentage" office:value="-0.085" calcext:value-type="percentage">
            <text:p>-8.5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number-columns-repeated="2"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style-name="ce65" table:formula="of:=[.$B138]" office:value-type="float" office:value="649" calcext:value-type="float">
            <text:p>649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style-name="ce65" table:formula="of:=[.$B139]" office:value-type="float" office:value="862" calcext:value-type="float">
            <text:p>862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73" calcext:value-type="float">
            <text:p>773</text:p>
          </table:table-cell>
          <table:table-cell/>
          <table:table-cell office:value-type="float" office:value="787" calcext:value-type="float">
            <text:p>787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style-name="ce65" table:formula="of:=[.$B140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38" table:formula="of:=[.$B141]" office:value-type="percentage" office:value="0.649" calcext:value-type="percentage">
            <text:p>64.9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28" calcext:value-type="percentage">
            <text:p>52.80%</text:p>
          </table:table-cell>
          <table:table-cell/>
          <table:table-cell table:style-name="ce67" office:value-type="percentage" office:value="0.533" calcext:value-type="percentage">
            <text:p>53.30%</text:p>
          </table:table-cell>
          <table:table-cell/>
          <table:table-cell table:style-name="ce67" office:value-type="percentage" office:value="0.534" calcext:value-type="percentage">
            <text:p>53.40%</text:p>
          </table:table-cell>
          <table:table-cell/>
          <table:table-cell table:style-name="ce67" office:value-type="percentage" office:value="0.537" calcext:value-type="percentage">
            <text:p>53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38" table:formula="of:=[.$B142]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777" calcext:value-type="percentage">
            <text:p>77.70%</text:p>
          </table:table-cell>
          <table:table-cell/>
          <table:table-cell table:style-name="ce67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73" calcext:value-type="percentage">
            <text:p>77.30%</text:p>
          </table:table-cell>
          <table:table-cell/>
          <table:table-cell table:style-name="ce67" office:value-type="percentage" office:value="0.787" calcext:value-type="percentage">
            <text:p>78.70%</text:p>
          </table:table-cell>
          <table:table-cell/>
          <table:table-cell table:style-name="ce67" office:value-type="percentage" office:value="0.776" calcext:value-type="percentage">
            <text:p>77.6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51]-[.$B151]" office:value-type="percentage" office:value="-0.121" calcext:value-type="percentage">
            <text:p>-12.10%</text:p>
          </table:table-cell>
          <table:table-cell table:style-name="ce47"/>
          <table:table-cell table:style-name="ce44" table:formula="of:=[.H151]-[.$B151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J151]-[.$B151]" office:value-type="percentage" office:value="-0.115" calcext:value-type="percentage">
            <text:p>-11.50%</text:p>
          </table:table-cell>
          <table:table-cell table:style-name="ce47"/>
          <table:table-cell table:style-name="ce44" table:formula="of:=[.L151]-[.$B151]" office:value-type="percentage" office:value="-0.112" calcext:value-type="percentage">
            <text:p>-11.20%</text:p>
          </table:table-cell>
          <table:table-cell/>
          <table:table-cell table:style-name="ce49" table:formula="of:=AVERAGE([.D143];[.F143];[.H143];[.J143];[.L143];[.D153];[.F153];[.H153];[.J153];[.L153])" office:value-type="percentage" office:value="-0.1133" calcext:value-type="percentage">
            <text:p>-11.33%</text:p>
          </table:table-cell>
          <table:table-cell table:style-name="ce49" table:formula="of:=AVERAGE([.D144];[.F144];[.H144];[.J144];[.L144];[.D154];[.F154];[.H154];[.J154];[.L154])" office:value-type="percentage" office:value="-0.0817" calcext:value-type="percentage">
            <text:p>-8.17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2]-[.$B152]" office:value-type="percentage" office:value="-0.085" calcext:value-type="percentage">
            <text:p>-8.50%</text:p>
          </table:table-cell>
          <table:table-cell table:style-name="ce50"/>
          <table:table-cell table:style-name="ce45" table:formula="of:=[.F152]-[.$B152]" office:value-type="percentage" office:value="-0.081" calcext:value-type="percentage">
            <text:p>-8.10%</text:p>
          </table:table-cell>
          <table:table-cell table:style-name="ce50"/>
          <table:table-cell table:style-name="ce45" table:formula="of:=[.H152]-[.$B152]" office:value-type="percentage" office:value="-0.089" calcext:value-type="percentage">
            <text:p>-8.90%</text:p>
          </table:table-cell>
          <table:table-cell table:style-name="ce50"/>
          <table:table-cell table:style-name="ce45" table:formula="of:=[.J152]-[.$B152]" office:value-type="percentage" office:value="-0.075" calcext:value-type="percentage">
            <text:p>-7.50%</text:p>
          </table:table-cell>
          <table:table-cell table:style-name="ce50"/>
          <table:table-cell table:style-name="ce45" table:formula="of:=[.L152]-[.$B152]" office:value-type="percentage" office:value="-0.086" calcext:value-type="percentage">
            <text:p>-8.60%</text:p>
          </table:table-cell>
          <table:table-cell table:number-columns-repeated="5"/>
        </table:table-row>
      </table:table>
      <table:table table:name="PyTorch Multifilter" table:style-name="ta1">
        <table:table-column table:style-name="co1" table:default-cell-style-name="ce63"/>
        <table:table-column table:style-name="co1" table:default-cell-style-name="ce65"/>
        <table:table-column table:style-name="co22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24" table:default-cell-style-name="Default"/>
        <table:table-column table:style-name="co23" table:default-cell-style-name="ce65"/>
        <table:table-column table:style-name="co1" table:number-columns-repeated="5" table:default-cell-style-name="Default"/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MobileNet V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]" office:value-type="float" office:value="711" calcext:value-type="float">
            <text:p>711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]" office:value-type="float" office:value="909" calcext:value-type="float">
            <text:p>909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584" calcext:value-type="percentage">
            <text:p>58.40%</text:p>
          </table:table-cell>
          <table:table-cell/>
          <table:table-cell table:style-name="ce67" office:value-type="percentage" office:value="0.603" calcext:value-type="percentage">
            <text:p>60.30%</text:p>
          </table:table-cell>
          <table:table-cell/>
          <table:table-cell table:style-name="ce67" office:value-type="percentage" office:value="0.604" calcext:value-type="percentage">
            <text:p>60.40%</text:p>
          </table:table-cell>
          <table:table-cell/>
          <table:table-cell table:style-name="ce67" office:value-type="percentage" office:value="0.592" calcext:value-type="percentage">
            <text:p>59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36" calcext:value-type="percentage">
            <text:p>83.60%</text:p>
          </table:table-cell>
          <table:table-cell/>
          <table:table-cell table:style-name="ce67" office:value-type="percentage" office:value="0.847" calcext:value-type="percentage">
            <text:p>84.7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]-[.$B8]" office:value-type="percentage" office:value="-0.127" calcext:value-type="percentage">
            <text:p>-12.70%</text:p>
          </table:table-cell>
          <table:table-cell table:style-name="ce47"/>
          <table:table-cell table:style-name="ce44" table:formula="of:=[.F8]-[.$B8]" office:value-type="percentage" office:value="-0.108" calcext:value-type="percentage">
            <text:p>-10.80%</text:p>
          </table:table-cell>
          <table:table-cell table:style-name="ce47"/>
          <table:table-cell table:style-name="ce44" table:formula="of:=[.H8]-[.$B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8]-[.$B8]" office:value-type="percentage" office:value="-0.119" calcext:value-type="percentage">
            <text:p>-11.90%</text:p>
          </table:table-cell>
          <table:table-cell table:style-name="ce47"/>
          <table:table-cell table:style-name="ce44" table:formula="of:=[.L8]-[.$B8]" office:value-type="percentage" office:value="-0.094" calcext:value-type="percentage">
            <text:p>-9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]-[.$B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H9]-[.$B9]" office:value-type="percentage" office:value="-0.0730000000000001" calcext:value-type="percentage">
            <text:p>-7.30%</text:p>
          </table:table-cell>
          <table:table-cell table:style-name="ce50"/>
          <table:table-cell table:style-name="ce45" table:formula="of:=[.J9]-[.$B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9]-[.$B9]" office:value-type="percentage" office:value="-0.0630000000000001" calcext:value-type="percentage">
            <text:p>-6.3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5]" office:value-type="float" office:value="711" calcext:value-type="float">
            <text:p>711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6]" office:value-type="float" office:value="909" calcext:value-type="float">
            <text:p>90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37" calcext:value-type="float">
            <text:p>837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8]" office:value-type="percentage" office:value="0.711" calcext:value-type="percentage">
            <text:p>71.10%</text:p>
          </table:table-cell>
          <table:table-cell/>
          <table:table-cell table:style-name="ce67" office:value-type="percentage" office:value="0.619" calcext:value-type="percentage">
            <text:p>61.90%</text:p>
          </table:table-cell>
          <table:table-cell/>
          <table:table-cell table:style-name="ce67" office:value-type="percentage" office:value="0.605" calcext:value-type="percentage">
            <text:p>60.5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8" calcext:value-type="percentage">
            <text:p>59.80%</text:p>
          </table:table-cell>
          <table:table-cell/>
          <table:table-cell table:style-name="ce67" office:value-type="percentage" office:value="0.594" calcext:value-type="percentage">
            <text:p>59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]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37" calcext:value-type="percentage">
            <text:p>83.7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34" calcext:value-type="percentage">
            <text:p>83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]-[.$B18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18]-[.$B18]" office:value-type="percentage" office:value="-0.106" calcext:value-type="percentage">
            <text:p>-10.60%</text:p>
          </table:table-cell>
          <table:table-cell table:style-name="ce47"/>
          <table:table-cell table:style-name="ce44" table:formula="of:=[.H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J18]-[.$B1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8]-[.$B18]" office:value-type="percentage" office:value="-0.117" calcext:value-type="percentage">
            <text:p>-11.70%</text:p>
          </table:table-cell>
          <table:table-cell/>
          <table:table-cell table:style-name="ce49" table:formula="of:=AVERAGE([.D10];[.F10];[.H10];[.J10];[.L10];[.D20];[.F20];[.H20];[.J20];[.L20])" office:value-type="percentage" office:value="-0.1096" calcext:value-type="percentage">
            <text:p>-10.96%</text:p>
          </table:table-cell>
          <table:table-cell table:style-name="ce49" table:formula="of:=AVERAGE([.D11];[.F11];[.H11];[.J11];[.L11];[.D21];[.F21];[.H21];[.J21];[.L21])" office:value-type="percentage" office:value="-0.0683000000000001" calcext:value-type="percentage">
            <text:p>-6.83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]-[.$B19]" office:value-type="percentage" office:value="-0.0630000000000001" calcext:value-type="percentage">
            <text:p>-6.30%</text:p>
          </table:table-cell>
          <table:table-cell table:style-name="ce50"/>
          <table:table-cell table:style-name="ce45" table:formula="of:=[.F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9]-[.$B1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J19]-[.$B19]" office:value-type="percentage" office:value="-0.0660000000000001" calcext:value-type="percentage">
            <text:p>-6.60%</text:p>
          </table:table-cell>
          <table:table-cell table:style-name="ce50"/>
          <table:table-cell table:style-name="ce45" table:formula="of:=[.L19]-[.$B19]" office:value-type="percentage" office:value="-0.0750000000000001" calcext:value-type="percentage">
            <text:p>-7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Inception V3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13]" office:value-type="float" office:value="781" calcext:value-type="float">
            <text:p>781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14]" office:value-type="float" office:value="939" calcext:value-type="float">
            <text:p>939</text:p>
          </table:table-cell>
          <table:table-cell/>
          <table:table-cell office:value-type="float" office:value="921" calcext:value-type="float">
            <text:p>921</text:p>
          </table:table-cell>
          <table:table-cell/>
          <table:table-cell office:value-type="float" office:value="915" calcext:value-type="float">
            <text:p>915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1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16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5" calcext:value-type="percentage">
            <text:p>72.5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21" calcext:value-type="percentage">
            <text:p>72.10%</text:p>
          </table:table-cell>
          <table:table-cell/>
          <table:table-cell table:style-name="ce67" office:value-type="percentage" office:value="0.728" calcext:value-type="percentage">
            <text:p>72.80%</text:p>
          </table:table-cell>
          <table:table-cell/>
          <table:table-cell table:style-name="ce67" office:value-type="percentage" office:value="0.735" calcext:value-type="percentage">
            <text:p>73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17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/>
          <table:table-cell table:style-name="ce67" office:value-type="percentage" office:value="0.915" calcext:value-type="percentage">
            <text:p>91.5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30]-[.$B30]" office:value-type="percentage" office:value="-0.0560000000000001" calcext:value-type="percentage">
            <text:p>-5.60%</text:p>
          </table:table-cell>
          <table:table-cell table:style-name="ce47"/>
          <table:table-cell table:style-name="ce44" table:formula="of:=[.F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H30]-[.$B30]" office:value-type="percentage" office:value="-0.0600000000000001" calcext:value-type="percentage">
            <text:p>-6.00%</text:p>
          </table:table-cell>
          <table:table-cell table:style-name="ce47"/>
          <table:table-cell table:style-name="ce44" table:formula="of:=[.J30]-[.$B30]" office:value-type="percentage" office:value="-0.053" calcext:value-type="percentage">
            <text:p>-5.30%</text:p>
          </table:table-cell>
          <table:table-cell table:style-name="ce47"/>
          <table:table-cell table:style-name="ce44" table:formula="of:=[.L30]-[.$B30]" office:value-type="percentage" office:value="-0.046" calcext:value-type="percentage">
            <text:p>-4.6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31]-[.$B31]" office:value-type="percentage" office:value="-0.0179999999999999" calcext:value-type="percentage">
            <text:p>-1.80%</text:p>
          </table:table-cell>
          <table:table-cell table:style-name="ce50"/>
          <table:table-cell table:style-name="ce45" table:formula="of:=[.F31]-[.$B31]" office:value-type="percentage" office:value="-0.0239999999999999" calcext:value-type="percentage">
            <text:p>-2.40%</text:p>
          </table:table-cell>
          <table:table-cell table:style-name="ce50"/>
          <table:table-cell table:style-name="ce45" table:formula="of:=[.H31]-[.$B31]" office:value-type="percentage" office:value="-0.0249999999999999" calcext:value-type="percentage">
            <text:p>-2.50%</text:p>
          </table:table-cell>
          <table:table-cell table:style-name="ce50"/>
          <table:table-cell table:style-name="ce45" table:formula="of:=[.J31]-[.$B3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L31]-[.$B31]" office:value-type="percentage" office:value="-0.0209999999999999" calcext:value-type="percentage">
            <text:p>-2.1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27]" office:value-type="float" office:value="781" calcext:value-type="float">
            <text:p>781</text:p>
          </table:table-cell>
          <table:table-cell/>
          <table:table-cell office:value-type="float" office:value="722" calcext:value-type="float">
            <text:p>722</text:p>
          </table:table-cell>
          <table:table-cell/>
          <table:table-cell office:value-type="float" office:value="729" calcext:value-type="float">
            <text:p>729</text:p>
          </table:table-cell>
          <table:table-cell/>
          <table:table-cell office:value-type="float" office:value="731" calcext:value-type="float">
            <text:p>731</text:p>
          </table:table-cell>
          <table:table-cell/>
          <table:table-cell office:value-type="float" office:value="732" calcext:value-type="float">
            <text:p>732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28]" office:value-type="float" office:value="939" calcext:value-type="float">
            <text:p>939</text:p>
          </table:table-cell>
          <table:table-cell/>
          <table:table-cell office:value-type="float" office:value="918" calcext:value-type="float">
            <text:p>918</text:p>
          </table:table-cell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16" calcext:value-type="float">
            <text:p>916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2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30]" office:value-type="percentage" office:value="0.781" calcext:value-type="percentage">
            <text:p>78.10%</text:p>
          </table:table-cell>
          <table:table-cell/>
          <table:table-cell table:style-name="ce67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729" calcext:value-type="percentage">
            <text:p>72.90%</text:p>
          </table:table-cell>
          <table:table-cell/>
          <table:table-cell table:style-name="ce67" office:value-type="percentage" office:value="0.731" calcext:value-type="percentage">
            <text:p>73.10%</text:p>
          </table:table-cell>
          <table:table-cell/>
          <table:table-cell table:style-name="ce67" office:value-type="percentage" office:value="0.732" calcext:value-type="percentage">
            <text:p>73.20%</text:p>
          </table:table-cell>
          <table:table-cell/>
          <table:table-cell table:style-name="ce67" office:value-type="percentage" office:value="0.727" calcext:value-type="percentage">
            <text:p>72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31]" office:value-type="percentage" office:value="0.939" calcext:value-type="percentage">
            <text:p>93.90%</text:p>
          </table:table-cell>
          <table:table-cell/>
          <table:table-cell table:style-name="ce67" office:value-type="percentage" office:value="0.918" calcext:value-type="percentage">
            <text:p>91.80%</text:p>
          </table:table-cell>
          <table:table-cell/>
          <table:table-cell table:style-name="ce67" office:value-type="percentage" office:value="0.922" calcext:value-type="percentage">
            <text:p>92.20%</text:p>
          </table:table-cell>
          <table:table-cell/>
          <table:table-cell table:style-name="ce67" office:value-type="percentage" office:value="0.912" calcext:value-type="percentage">
            <text:p>91.20%</text:p>
          </table:table-cell>
          <table:table-cell/>
          <table:table-cell table:style-name="ce67" office:value-type="percentage" office:value="0.916" calcext:value-type="percentage">
            <text:p>91.60%</text:p>
          </table:table-cell>
          <table:table-cell/>
          <table:table-cell table:style-name="ce67" office:value-type="percentage" office:value="0.921" calcext:value-type="percentage">
            <text:p>92.1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40]-[.$B40]" office:value-type="percentage" office:value="-0.0590000000000001" calcext:value-type="percentage">
            <text:p>-5.90%</text:p>
          </table:table-cell>
          <table:table-cell table:style-name="ce47"/>
          <table:table-cell table:style-name="ce44" table:formula="of:=[.F40]-[.$B40]" office:value-type="percentage" office:value="-0.052" calcext:value-type="percentage">
            <text:p>-5.20%</text:p>
          </table:table-cell>
          <table:table-cell table:style-name="ce47"/>
          <table:table-cell table:style-name="ce44" table:formula="of:=[.H40]-[.$B40]" office:value-type="percentage" office:value="-0.05" calcext:value-type="percentage">
            <text:p>-5.00%</text:p>
          </table:table-cell>
          <table:table-cell table:style-name="ce47"/>
          <table:table-cell table:style-name="ce44" table:formula="of:=[.J40]-[.$B40]" office:value-type="percentage" office:value="-0.049" calcext:value-type="percentage">
            <text:p>-4.90%</text:p>
          </table:table-cell>
          <table:table-cell table:style-name="ce47"/>
          <table:table-cell table:style-name="ce44" table:formula="of:=[.L40]-[.$B40]" office:value-type="percentage" office:value="-0.0540000000000001" calcext:value-type="percentage">
            <text:p>-5.40%</text:p>
          </table:table-cell>
          <table:table-cell/>
          <table:table-cell table:style-name="ce49" table:formula="of:=AVERAGE([.D32];[.F32];[.H32];[.J32];[.L32];[.D42];[.F42];[.H42];[.J42];[.L42])" office:value-type="percentage" office:value="-0.0532" calcext:value-type="percentage">
            <text:p>-5.32%</text:p>
          </table:table-cell>
          <table:table-cell table:style-name="ce49" table:formula="of:=AVERAGE([.D33];[.F33];[.H33];[.J33];[.L33];[.D43];[.F43];[.H43];[.J43];[.L43])" office:value-type="percentage" office:value="-0.0214999999999999" calcext:value-type="percentage">
            <text:p>-2.15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41]-[.$B41]" office:value-type="percentage" office:value="-0.0209999999999999" calcext:value-type="percentage">
            <text:p>-2.10%</text:p>
          </table:table-cell>
          <table:table-cell table:style-name="ce50"/>
          <table:table-cell table:style-name="ce45" table:formula="of:=[.F41]-[.$B41]" office:value-type="percentage" office:value="-0.0169999999999999" calcext:value-type="percentage">
            <text:p>-1.70%</text:p>
          </table:table-cell>
          <table:table-cell table:style-name="ce50"/>
          <table:table-cell table:style-name="ce45" table:formula="of:=[.H41]-[.$B41]" office:value-type="percentage" office:value="-0.0269999999999999" calcext:value-type="percentage">
            <text:p>-2.70%</text:p>
          </table:table-cell>
          <table:table-cell table:style-name="ce50"/>
          <table:table-cell table:style-name="ce45" table:formula="of:=[.J41]-[.$B41]" office:value-type="percentage" office:value="-0.0229999999999999" calcext:value-type="percentage">
            <text:p>-2.30%</text:p>
          </table:table-cell>
          <table:table-cell table:style-name="ce50"/>
          <table:table-cell table:style-name="ce45" table:formula="of:=[.L41]-[.$B41]" office:value-type="percentage" office:value="-0.0179999999999999" calcext:value-type="percentage">
            <text:p>-1.8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15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22]" office:value-type="float" office:value="774" calcext:value-type="float">
            <text:p>774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23]" office:value-type="float" office:value="947" calcext:value-type="float">
            <text:p>947</text:p>
          </table:table-cell>
          <table:table-cell/>
          <table:table-cell office:value-type="float" office:value="914" calcext:value-type="float">
            <text:p>914</text:p>
          </table:table-cell>
          <table:table-cell/>
          <table:table-cell office:value-type="float" office:value="894" calcext:value-type="float">
            <text:p>894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24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25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82" calcext:value-type="percentage">
            <text:p>68.2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94" calcext:value-type="percentage">
            <text:p>69.40%</text:p>
          </table:table-cell>
          <table:table-cell/>
          <table:table-cell table:style-name="ce67" office:value-type="percentage" office:value="0.687" calcext:value-type="percentage">
            <text:p>68.70%</text:p>
          </table:table-cell>
          <table:table-cell/>
          <table:table-cell table:style-name="ce67" office:value-type="percentage" office:value="0.69" calcext:value-type="percentage">
            <text:p>69.0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26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14" calcext:value-type="percentage">
            <text:p>91.40%</text:p>
          </table:table-cell>
          <table:table-cell/>
          <table:table-cell table:style-name="ce67" office:value-type="percentage" office:value="0.894" calcext:value-type="percentage">
            <text:p>89.40%</text:p>
          </table:table-cell>
          <table:table-cell/>
          <table:table-cell table:style-name="ce67" office:value-type="percentage" office:value="0.903" calcext:value-type="percentage">
            <text:p>90.30%</text:p>
          </table:table-cell>
          <table:table-cell/>
          <table:table-cell table:style-name="ce67" office:value-type="percentage" office:value="0.907" calcext:value-type="percentage">
            <text:p>90.70%</text:p>
          </table:table-cell>
          <table:table-cell/>
          <table:table-cell table:style-name="ce67" office:value-type="percentage" office:value="0.9" calcext:value-type="percentage">
            <text:p>90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52]-[.$B52]" office:value-type="percentage" office:value="-0.092" calcext:value-type="percentage">
            <text:p>-9.20%</text:p>
          </table:table-cell>
          <table:table-cell table:style-name="ce47"/>
          <table:table-cell table:style-name="ce44" table:formula="of:=[.F52]-[.$B5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52]-[.$B52]" office:value-type="percentage" office:value="-0.0800000000000001" calcext:value-type="percentage">
            <text:p>-8.00%</text:p>
          </table:table-cell>
          <table:table-cell table:style-name="ce47"/>
          <table:table-cell table:style-name="ce44" table:formula="of:=[.J52]-[.$B52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L52]-[.$B52]" office:value-type="percentage" office:value="-0.0840000000000001" calcext:value-type="percentage">
            <text:p>-8.4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53]-[.$B53]" office:value-type="percentage" office:value="-0.0329999999999999" calcext:value-type="percentage">
            <text:p>-3.30%</text:p>
          </table:table-cell>
          <table:table-cell table:style-name="ce50"/>
          <table:table-cell table:style-name="ce45" table:formula="of:=[.F53]-[.$B53]" office:value-type="percentage" office:value="-0.0529999999999999" calcext:value-type="percentage">
            <text:p>-5.30%</text:p>
          </table:table-cell>
          <table:table-cell table:style-name="ce50"/>
          <table:table-cell table:style-name="ce45" table:formula="of:=[.H53]-[.$B53]" office:value-type="percentage" office:value="-0.0439999999999999" calcext:value-type="percentage">
            <text:p>-4.40%</text:p>
          </table:table-cell>
          <table:table-cell table:style-name="ce50"/>
          <table:table-cell table:style-name="ce45" table:formula="of:=[.J53]-[.$B53]" office:value-type="percentage" office:value="-0.0399999999999999" calcext:value-type="percentage">
            <text:p>-4.00%</text:p>
          </table:table-cell>
          <table:table-cell table:style-name="ce50"/>
          <table:table-cell table:style-name="ce45" table:formula="of:=[.L53]-[.$B53]" office:value-type="percentage" office:value="-0.0469999999999999" calcext:value-type="percentage">
            <text:p>-4.7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49]" office:value-type="float" office:value="774" calcext:value-type="float">
            <text:p>774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50]" office:value-type="float" office:value="947" calcext:value-type="float">
            <text:p>947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5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52]" office:value-type="percentage" office:value="0.774" calcext:value-type="percentage">
            <text:p>77.4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88" calcext:value-type="percentage">
            <text:p>68.80%</text:p>
          </table:table-cell>
          <table:table-cell/>
          <table:table-cell table:style-name="ce67" office:value-type="percentage" office:value="0.689" calcext:value-type="percentage">
            <text:p>68.90%</text:p>
          </table:table-cell>
          <table:table-cell/>
          <table:table-cell table:style-name="ce67" office:value-type="percentage" office:value="0.691" calcext:value-type="percentage">
            <text:p>69.10%</text:p>
          </table:table-cell>
          <table:table-cell/>
          <table:table-cell table:style-name="ce67" office:value-type="percentage" office:value="0.692" calcext:value-type="percentage">
            <text:p>69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53]" office:value-type="percentage" office:value="0.947" calcext:value-type="percentage">
            <text:p>94.7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6" calcext:value-type="percentage">
            <text:p>90.60%</text:p>
          </table:table-cell>
          <table:table-cell/>
          <table:table-cell table:style-name="ce67" office:value-type="percentage" office:value="0.904" calcext:value-type="percentage">
            <text:p>90.40%</text:p>
          </table:table-cell>
          <table:table-cell/>
          <table:table-cell table:style-name="ce67" office:value-type="percentage" office:value="0.909" calcext:value-type="percentage">
            <text:p>90.90%</text:p>
          </table:table-cell>
          <table:table-cell/>
          <table:table-cell table:style-name="ce67" office:value-type="percentage" office:value="0.905" calcext:value-type="percentage">
            <text:p>90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F62]-[.$B62]" office:value-type="percentage" office:value="-0.0860000000000001" calcext:value-type="percentage">
            <text:p>-8.60%</text:p>
          </table:table-cell>
          <table:table-cell table:style-name="ce47"/>
          <table:table-cell table:style-name="ce44" table:formula="of:=[.H62]-[.$B62]" office:value-type="percentage" office:value="-0.0850000000000001" calcext:value-type="percentage">
            <text:p>-8.50%</text:p>
          </table:table-cell>
          <table:table-cell table:style-name="ce47"/>
          <table:table-cell table:style-name="ce44" table:formula="of:=[.J62]-[.$B62]" office:value-type="percentage" office:value="-0.0830000000000001" calcext:value-type="percentage">
            <text:p>-8.30%</text:p>
          </table:table-cell>
          <table:table-cell table:style-name="ce47"/>
          <table:table-cell table:style-name="ce44" table:formula="of:=[.L62]-[.$B62]" office:value-type="percentage" office:value="-0.0820000000000001" calcext:value-type="percentage">
            <text:p>-8.20%</text:p>
          </table:table-cell>
          <table:table-cell/>
          <table:table-cell table:style-name="ce49" table:formula="of:=AVERAGE([.D54];[.F54];[.H54];[.J54];[.L54];[.D64];[.F64];[.H64];[.J64];[.L64])" office:value-type="percentage" office:value="-0.0848000000000001" calcext:value-type="percentage">
            <text:p>-8.48%</text:p>
          </table:table-cell>
          <table:table-cell table:style-name="ce49" table:formula="of:=AVERAGE([.D55];[.F55];[.H55];[.J55];[.L55];[.D65];[.F65];[.H65];[.J65];[.L65])" office:value-type="percentage" office:value="-0.0421999999999999" calcext:value-type="percentage">
            <text:p>-4.22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F63]-[.$B63]" office:value-type="percentage" office:value="-0.0409999999999999" calcext:value-type="percentage">
            <text:p>-4.10%</text:p>
          </table:table-cell>
          <table:table-cell table:style-name="ce50"/>
          <table:table-cell table:style-name="ce45" table:formula="of:=[.H63]-[.$B63]" office:value-type="percentage" office:value="-0.0429999999999999" calcext:value-type="percentage">
            <text:p>-4.30%</text:p>
          </table:table-cell>
          <table:table-cell table:style-name="ce50"/>
          <table:table-cell table:style-name="ce45" table:formula="of:=[.J63]-[.$B63]" office:value-type="percentage" office:value="-0.0379999999999999" calcext:value-type="percentage">
            <text:p>-3.80%</text:p>
          </table:table-cell>
          <table:table-cell table:style-name="ce50"/>
          <table:table-cell table:style-name="ce45" table:formula="of:=[.L63]-[.$B63]" office:value-type="percentage" office:value="-0.0419999999999999" calcext:value-type="percentage">
            <text:p>-4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AlexNet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31]" office:value-type="float" office:value="577" calcext:value-type="float">
            <text:p>577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32]" office:value-type="float" office:value="802" calcext:value-type="float">
            <text:p>802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3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3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/>
          <table:table-cell table:style-name="ce67" office:value-type="percentage" office:value="0.421" calcext:value-type="percentage">
            <text:p>42.10%</text:p>
          </table:table-cell>
          <table:table-cell/>
          <table:table-cell table:style-name="ce67" office:value-type="percentage" office:value="0.418" calcext:value-type="percentage">
            <text:p>41.8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8" calcext:value-type="percentage">
            <text:p>42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3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74]-[.$B74]" office:value-type="percentage" office:value="-0.149" calcext:value-type="percentage">
            <text:p>-14.90%</text:p>
          </table:table-cell>
          <table:table-cell table:style-name="ce47"/>
          <table:table-cell table:style-name="ce44" table:formula="of:=[.F74]-[.$B74]" office:value-type="percentage" office:value="-0.156" calcext:value-type="percentage">
            <text:p>-15.60%</text:p>
          </table:table-cell>
          <table:table-cell table:style-name="ce47"/>
          <table:table-cell table:style-name="ce44" table:formula="of:=[.H74]-[.$B74]" office:value-type="percentage" office:value="-0.159" calcext:value-type="percentage">
            <text:p>-15.90%</text:p>
          </table:table-cell>
          <table:table-cell table:style-name="ce47"/>
          <table:table-cell table:style-name="ce44" table:formula="of:=[.J74]-[.$B7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L74]-[.$B74]" office:value-type="percentage" office:value="-0.149" calcext:value-type="percentage">
            <text:p>-14.9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75]-[.$B7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F75]-[.$B75]" office:value-type="percentage" office:value="-0.138" calcext:value-type="percentage">
            <text:p>-13.80%</text:p>
          </table:table-cell>
          <table:table-cell table:style-name="ce50"/>
          <table:table-cell table:style-name="ce45" table:formula="of:=[.H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J75]-[.$B75]" office:value-type="percentage" office:value="-0.137" calcext:value-type="percentage">
            <text:p>-13.70%</text:p>
          </table:table-cell>
          <table:table-cell table:style-name="ce50"/>
          <table:table-cell table:style-name="ce45" table:formula="of:=[.L75]-[.$B75]" office:value-type="percentage" office:value="-0.135" calcext:value-type="percentage">
            <text:p>-13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71]" office:value-type="float" office:value="577" calcext:value-type="float">
            <text:p>577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419" calcext:value-type="float">
            <text:p>419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72]" office:value-type="float" office:value="802" calcext:value-type="float">
            <text:p>802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7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74]" office:value-type="percentage" office:value="0.577" calcext:value-type="percentage">
            <text:p>57.70%</text:p>
          </table:table-cell>
          <table:table-cell/>
          <table:table-cell table:style-name="ce67" office:value-type="percentage" office:value="0.422" calcext:value-type="percentage">
            <text:p>42.20%</text:p>
          </table:table-cell>
          <table:table-cell/>
          <table:table-cell table:style-name="ce67" office:value-type="percentage" office:value="0.413" calcext:value-type="percentage">
            <text:p>41.30%</text:p>
          </table:table-cell>
          <table:table-cell/>
          <table:table-cell table:style-name="ce67" office:value-type="percentage" office:value="0.423" calcext:value-type="percentage">
            <text:p>42.30%</text:p>
          </table:table-cell>
          <table:table-cell/>
          <table:table-cell table:style-name="ce67" office:value-type="percentage" office:value="0.419" calcext:value-type="percentage">
            <text:p>41.90%</text:p>
          </table:table-cell>
          <table:table-cell/>
          <table:table-cell table:style-name="ce67" office:value-type="percentage" office:value="0.415" calcext:value-type="percentage">
            <text:p>41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75]" office:value-type="percentage" office:value="0.802" calcext:value-type="percentage">
            <text:p>80.2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68" calcext:value-type="percentage">
            <text:p>66.80%</text:p>
          </table:table-cell>
          <table:table-cell/>
          <table:table-cell table:style-name="ce67" office:value-type="percentage" office:value="0.648" calcext:value-type="percentage">
            <text:p>64.8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84]-[.$B84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F84]-[.$B84]" office:value-type="percentage" office:value="-0.164" calcext:value-type="percentage">
            <text:p>-16.40%</text:p>
          </table:table-cell>
          <table:table-cell table:style-name="ce47"/>
          <table:table-cell table:style-name="ce44" table:formula="of:=[.H84]-[.$B84]" office:value-type="percentage" office:value="-0.154" calcext:value-type="percentage">
            <text:p>-15.40%</text:p>
          </table:table-cell>
          <table:table-cell table:style-name="ce47"/>
          <table:table-cell table:style-name="ce44" table:formula="of:=[.J84]-[.$B84]" office:value-type="percentage" office:value="-0.158" calcext:value-type="percentage">
            <text:p>-15.80%</text:p>
          </table:table-cell>
          <table:table-cell table:style-name="ce47"/>
          <table:table-cell table:style-name="ce44" table:formula="of:=[.L84]-[.$B84]" office:value-type="percentage" office:value="-0.162" calcext:value-type="percentage">
            <text:p>-16.20%</text:p>
          </table:table-cell>
          <table:table-cell/>
          <table:table-cell table:style-name="ce49" table:formula="of:=AVERAGE([.D76];[.F76];[.H76];[.J76];[.L76];[.D86];[.F86];[.H86];[.J86];[.L86])" office:value-type="percentage" office:value="-0.157" calcext:value-type="percentage">
            <text:p>-15.70%</text:p>
          </table:table-cell>
          <table:table-cell table:style-name="ce49" table:formula="of:=AVERAGE([.D77];[.F77];[.H77];[.J77];[.L77];[.D87];[.F87];[.H87];[.J87];[.L87])" office:value-type="percentage" office:value="-0.1392" calcext:value-type="percentage">
            <text:p>-13.92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85]-[.$B85]" office:value-type="percentage" office:value="-0.135" calcext:value-type="percentage">
            <text:p>-13.50%</text:p>
          </table:table-cell>
          <table:table-cell table:style-name="ce50"/>
          <table:table-cell table:style-name="ce45" table:formula="of:=[.F85]-[.$B85]" office:value-type="percentage" office:value="-0.145" calcext:value-type="percentage">
            <text:p>-14.50%</text:p>
          </table:table-cell>
          <table:table-cell table:style-name="ce50"/>
          <table:table-cell table:style-name="ce45" table:formula="of:=[.H85]-[.$B85]" office:value-type="percentage" office:value="-0.143" calcext:value-type="percentage">
            <text:p>-14.30%</text:p>
          </table:table-cell>
          <table:table-cell table:style-name="ce50"/>
          <table:table-cell table:style-name="ce45" table:formula="of:=[.J85]-[.$B85]" office:value-type="percentage" office:value="-0.134" calcext:value-type="percentage">
            <text:p>-13.40%</text:p>
          </table:table-cell>
          <table:table-cell table:style-name="ce50"/>
          <table:table-cell table:style-name="ce45" table:formula="of:=[.L85]-[.$B85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ResNet50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47]" office:value-type="float" office:value="763" calcext:value-type="float">
            <text:p>763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48]" office:value-type="float" office:value="934" calcext:value-type="float">
            <text:p>934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4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0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9" calcext:value-type="percentage">
            <text:p>66.90%</text:p>
          </table:table-cell>
          <table:table-cell/>
          <table:table-cell table:style-name="ce67" office:value-type="percentage" office:value="0.662" calcext:value-type="percentage">
            <text:p>66.2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51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7" calcext:value-type="percentage">
            <text:p>87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96]-[.$B96]" office:value-type="percentage" office:value="-0.098" calcext:value-type="percentage">
            <text:p>-9.80%</text:p>
          </table:table-cell>
          <table:table-cell table:style-name="ce47"/>
          <table:table-cell table:style-name="ce44" table:formula="of:=[.F96]-[.$B9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H96]-[.$B96]" office:value-type="percentage" office:value="-0.096" calcext:value-type="percentage">
            <text:p>-9.60%</text:p>
          </table:table-cell>
          <table:table-cell table:style-name="ce47"/>
          <table:table-cell table:style-name="ce44" table:formula="of:=[.J96]-[.$B96]" office:value-type="percentage" office:value="-0.094" calcext:value-type="percentage">
            <text:p>-9.40%</text:p>
          </table:table-cell>
          <table:table-cell table:style-name="ce47"/>
          <table:table-cell table:style-name="ce44" table:formula="of:=[.L96]-[.$B96]" office:value-type="percentage" office:value="-0.101" calcext:value-type="percentage">
            <text:p>-10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97]-[.$B97]" office:value-type="percentage" office:value="-0.049" calcext:value-type="percentage">
            <text:p>-4.90%</text:p>
          </table:table-cell>
          <table:table-cell table:style-name="ce50"/>
          <table:table-cell table:style-name="ce45" table:formula="of:=[.F97]-[.$B97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H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97]-[.$B9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97]-[.$B97]" office:value-type="percentage" office:value="-0.0560000000000001" calcext:value-type="percentage">
            <text:p>-5.6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93]" office:value-type="float" office:value="763" calcext:value-type="float">
            <text:p>763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94]" office:value-type="float" office:value="934" calcext:value-type="float">
            <text:p>934</text:p>
          </table:table-cell>
          <table:table-cell/>
          <table:table-cell office:value-type="float" office:value="883" calcext:value-type="float">
            <text:p>883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9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96]" office:value-type="percentage" office:value="0.763" calcext:value-type="percentage">
            <text:p>76.3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73" calcext:value-type="percentage">
            <text:p>67.30%</text:p>
          </table:table-cell>
          <table:table-cell/>
          <table:table-cell table:style-name="ce67" office:value-type="percentage" office:value="0.663" calcext:value-type="percentage">
            <text:p>66.30%</text:p>
          </table:table-cell>
          <table:table-cell/>
          <table:table-cell table:style-name="ce67" office:value-type="percentage" office:value="0.661" calcext:value-type="percentage">
            <text:p>66.1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97]" office:value-type="percentage" office:value="0.934" calcext:value-type="percentage">
            <text:p>93.40%</text:p>
          </table:table-cell>
          <table:table-cell/>
          <table:table-cell table:style-name="ce67" office:value-type="percentage" office:value="0.883" calcext:value-type="percentage">
            <text:p>88.3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84" calcext:value-type="percentage">
            <text:p>88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06]-[.$B106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F106]-[.$B106]" office:value-type="percentage" office:value="-0.09" calcext:value-type="percentage">
            <text:p>-9.00%</text:p>
          </table:table-cell>
          <table:table-cell table:style-name="ce47"/>
          <table:table-cell table:style-name="ce44" table:formula="of:=[.H106]-[.$B106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06]-[.$B106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L106]-[.$B106]" office:value-type="percentage" office:value="-0.096" calcext:value-type="percentage">
            <text:p>-9.60%</text:p>
          </table:table-cell>
          <table:table-cell/>
          <table:table-cell table:style-name="ce49" table:formula="of:=AVERAGE([.D98];[.F98];[.H98];[.J98];[.L98];[.D108];[.F108];[.H108];[.J108];[.L108])" office:value-type="percentage" office:value="-0.0982" calcext:value-type="percentage">
            <text:p>-9.82%</text:p>
          </table:table-cell>
          <table:table-cell table:style-name="ce49" table:formula="of:=AVERAGE([.D99];[.F99];[.H99];[.J99];[.L99];[.D109];[.F109];[.H109];[.J109];[.L109])" office:value-type="percentage" office:value="-0.0531000000000001" calcext:value-type="percentage">
            <text:p>-5.31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07]-[.$B107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07]-[.$B107]" office:value-type="percentage" office:value="-0.052" calcext:value-type="percentage">
            <text:p>-5.20%</text:p>
          </table:table-cell>
          <table:table-cell table:style-name="ce50"/>
          <table:table-cell table:style-name="ce45" table:formula="of:=[.H107]-[.$B107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J107]-[.$B107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L107]-[.$B107]" office:value-type="percentage" office:value="-0.05" calcext:value-type="percentage">
            <text:p>-5.0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6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56]" office:value-type="float" office:value="722" calcext:value-type="float">
            <text:p>722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57]" office:value-type="float" office:value="910" calcext:value-type="float">
            <text:p>910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58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59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06" calcext:value-type="percentage">
            <text:p>60.60%</text:p>
          </table:table-cell>
          <table:table-cell/>
          <table:table-cell table:style-name="ce67" office:value-type="percentage" office:value="0.61" calcext:value-type="percentage">
            <text:p>61.0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/>
          <table:table-cell table:style-name="ce67" office:value-type="percentage" office:value="0.622" calcext:value-type="percentage">
            <text:p>62.20%</text:p>
          </table:table-cell>
          <table:table-cell/>
          <table:table-cell table:style-name="ce67" office:value-type="percentage" office:value="0.617" calcext:value-type="percentage">
            <text:p>61.7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0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ce67" office:value-type="percentage" office:value="0.843" calcext:value-type="percentage">
            <text:p>84.30%</text:p>
          </table:table-cell>
          <table:table-cell/>
          <table:table-cell table:style-name="ce67" office:value-type="percentage" office:value="0.848" calcext:value-type="percentage">
            <text:p>84.8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18]-[.$B118]" office:value-type="percentage" office:value="-0.116" calcext:value-type="percentage">
            <text:p>-11.60%</text:p>
          </table:table-cell>
          <table:table-cell table:style-name="ce47"/>
          <table:table-cell table:style-name="ce44" table:formula="of:=[.F118]-[.$B118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18]-[.$B118]" office:value-type="percentage" office:value="-0.105" calcext:value-type="percentage">
            <text:p>-10.50%</text:p>
          </table:table-cell>
          <table:table-cell table:style-name="ce47"/>
          <table:table-cell table:style-name="ce44" table:formula="of:=[.J118]-[.$B118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L118]-[.$B118]" office:value-type="percentage" office:value="-0.105" calcext:value-type="percentage">
            <text:p>-10.5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19]-[.$B11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F119]-[.$B119]" office:value-type="percentage" office:value="-0.0650000000000001" calcext:value-type="percentage">
            <text:p>-6.50%</text:p>
          </table:table-cell>
          <table:table-cell table:style-name="ce50"/>
          <table:table-cell table:style-name="ce45" table:formula="of:=[.H119]-[.$B119]" office:value-type="percentage" office:value="-0.0670000000000001" calcext:value-type="percentage">
            <text:p>-6.70%</text:p>
          </table:table-cell>
          <table:table-cell table:style-name="ce50"/>
          <table:table-cell table:style-name="ce45" table:formula="of:=[.J119]-[.$B119]" office:value-type="percentage" office:value="-0.0620000000000001" calcext:value-type="percentage">
            <text:p>-6.20%</text:p>
          </table:table-cell>
          <table:table-cell table:style-name="ce50"/>
          <table:table-cell table:style-name="ce45" table:formula="of:=[.L119]-[.$B11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15]" office:value-type="float" office:value="722" calcext:value-type="float">
            <text:p>722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16]" office:value-type="float" office:value="910" calcext:value-type="float">
            <text:p>910</text:p>
          </table:table-cell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838" calcext:value-type="float">
            <text:p>838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1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18]" office:value-type="percentage" office:value="0.722" calcext:value-type="percentage">
            <text:p>72.2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8" calcext:value-type="percentage">
            <text:p>60.80%</text:p>
          </table:table-cell>
          <table:table-cell/>
          <table:table-cell table:style-name="ce67" office:value-type="percentage" office:value="0.615" calcext:value-type="percentage">
            <text:p>61.50%</text:p>
          </table:table-cell>
          <table:table-cell/>
          <table:table-cell table:style-name="ce67" office:value-type="percentage" office:value="0.609" calcext:value-type="percentage">
            <text:p>60.90%</text:p>
          </table:table-cell>
          <table:table-cell/>
          <table:table-cell table:style-name="ce67" office:value-type="percentage" office:value="0.602" calcext:value-type="percentage">
            <text:p>60.2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19]" office:value-type="percentage" office:value="0.91" calcext:value-type="percentage">
            <text:p>91.00%</text:p>
          </table:table-cell>
          <table:table-cell/>
          <table:table-cell table:style-name="ce67" office:value-type="percentage" office:value="0.841" calcext:value-type="percentage">
            <text:p>84.10%</text:p>
          </table:table-cell>
          <table:table-cell/>
          <table:table-cell table:style-name="ce67" office:value-type="percentage" office:value="0.838" calcext:value-type="percentage">
            <text:p>83.80%</text:p>
          </table:table-cell>
          <table:table-cell/>
          <table:table-cell table:style-name="ce67" office:value-type="percentage" office:value="0.849" calcext:value-type="percentage">
            <text:p>84.90%</text:p>
          </table:table-cell>
          <table:table-cell/>
          <table:table-cell table:style-name="ce67" office:value-type="percentage" office:value="0.846" calcext:value-type="percentage">
            <text:p>84.60%</text:p>
          </table:table-cell>
          <table:table-cell/>
          <table:table-cell table:style-name="ce67" office:value-type="percentage" office:value="0.845" calcext:value-type="percentage">
            <text:p>84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F128]-[.$B128]" office:value-type="percentage" office:value="-0.114" calcext:value-type="percentage">
            <text:p>-11.40%</text:p>
          </table:table-cell>
          <table:table-cell table:style-name="ce47"/>
          <table:table-cell table:style-name="ce44" table:formula="of:=[.H128]-[.$B128]" office:value-type="percentage" office:value="-0.107" calcext:value-type="percentage">
            <text:p>-10.70%</text:p>
          </table:table-cell>
          <table:table-cell table:style-name="ce47"/>
          <table:table-cell table:style-name="ce44" table:formula="of:=[.J128]-[.$B128]" office:value-type="percentage" office:value="-0.113" calcext:value-type="percentage">
            <text:p>-11.30%</text:p>
          </table:table-cell>
          <table:table-cell table:style-name="ce47"/>
          <table:table-cell table:style-name="ce44" table:formula="of:=[.L128]-[.$B128]" office:value-type="percentage" office:value="-0.12" calcext:value-type="percentage">
            <text:p>-12.00%</text:p>
          </table:table-cell>
          <table:table-cell/>
          <table:table-cell table:style-name="ce49" table:formula="of:=AVERAGE([.D120];[.F120];[.H120];[.J120];[.L120];[.D130];[.F130];[.H130];[.J130];[.L130])" office:value-type="percentage" office:value="-0.1099" calcext:value-type="percentage">
            <text:p>-10.99%</text:p>
          </table:table-cell>
          <table:table-cell table:style-name="ce49" table:formula="of:=AVERAGE([.D121];[.F121];[.H121];[.J121];[.L121];[.D131];[.F131];[.H131];[.J131];[.L131])" office:value-type="percentage" office:value="-0.0654000000000001" calcext:value-type="percentage">
            <text:p>-6.54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29]-[.$B129]" office:value-type="percentage" office:value="-0.0690000000000001" calcext:value-type="percentage">
            <text:p>-6.90%</text:p>
          </table:table-cell>
          <table:table-cell table:style-name="ce50"/>
          <table:table-cell table:style-name="ce45" table:formula="of:=[.F129]-[.$B129]" office:value-type="percentage" office:value="-0.0720000000000001" calcext:value-type="percentage">
            <text:p>-7.20%</text:p>
          </table:table-cell>
          <table:table-cell table:style-name="ce50"/>
          <table:table-cell table:style-name="ce45" table:formula="of:=[.H129]-[.$B129]" office:value-type="percentage" office:value="-0.0610000000000001" calcext:value-type="percentage">
            <text:p>-6.10%</text:p>
          </table:table-cell>
          <table:table-cell table:style-name="ce50"/>
          <table:table-cell table:style-name="ce45" table:formula="of:=[.J129]-[.$B129]" office:value-type="percentage" office:value="-0.0640000000000001" calcext:value-type="percentage">
            <text:p>-6.40%</text:p>
          </table:table-cell>
          <table:table-cell table:style-name="ce50"/>
          <table:table-cell table:style-name="ce45" table:formula="of:=[.L129]-[.$B129]" office:value-type="percentage" office:value="-0.0650000000000001" calcext:value-type="percentage">
            <text:p>-6.5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65]" office:value-type="float" office:value="730" calcext:value-type="float">
            <text:p>730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66]" office:value-type="float" office:value="908" calcext:value-type="float">
            <text:p>908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62" calcext:value-type="float">
            <text:p>862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850" calcext:value-type="float">
            <text:p>850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67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68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21" calcext:value-type="percentage">
            <text:p>62.1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" calcext:value-type="percentage">
            <text:p>63.00%</text:p>
          </table:table-cell>
          <table:table-cell/>
          <table:table-cell table:style-name="ce67" office:value-type="percentage" office:value="0.618" calcext:value-type="percentage">
            <text:p>61.80%</text:p>
          </table:table-cell>
          <table:table-cell/>
          <table:table-cell table:style-name="ce67" office:value-type="percentage" office:value="0.631" calcext:value-type="percentage">
            <text:p>63.1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69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74" calcext:value-type="percentage">
            <text:p>87.4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62" calcext:value-type="percentage">
            <text:p>86.2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ce67" office:value-type="percentage" office:value="0.85" calcext:value-type="percentage">
            <text:p>85.0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40]-[.$B140]" office:value-type="percentage" office:value="-0.109" calcext:value-type="percentage">
            <text:p>-10.90%</text:p>
          </table:table-cell>
          <table:table-cell table:style-name="ce47"/>
          <table:table-cell table:style-name="ce44" table:formula="of:=[.F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H140]-[.$B140]" office:value-type="percentage" office:value="-0.1" calcext:value-type="percentage">
            <text:p>-10.00%</text:p>
          </table:table-cell>
          <table:table-cell table:style-name="ce47"/>
          <table:table-cell table:style-name="ce44" table:formula="of:=[.J140]-[.$B140]" office:value-type="percentage" office:value="-0.112" calcext:value-type="percentage">
            <text:p>-11.20%</text:p>
          </table:table-cell>
          <table:table-cell table:style-name="ce47"/>
          <table:table-cell table:style-name="ce44" table:formula="of:=[.L140]-[.$B140]" office:value-type="percentage" office:value="-0.099" calcext:value-type="percentage">
            <text:p>-9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41]-[.$B141]" office:value-type="percentage" office:value="-0.034" calcext:value-type="percentage">
            <text:p>-3.40%</text:p>
          </table:table-cell>
          <table:table-cell table:style-name="ce50"/>
          <table:table-cell table:style-name="ce45" table:formula="of:=[.F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H141]-[.$B141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41]-[.$B141]" office:value-type="percentage" office:value="-0.0580000000000001" calcext:value-type="percentage">
            <text:p>-5.80%</text:p>
          </table:table-cell>
          <table:table-cell table:style-name="ce50"/>
          <table:table-cell table:style-name="ce45" table:formula="of:=[.L141]-[.$B141]" office:value-type="percentage" office:value="-0.0580000000000001" calcext:value-type="percentage">
            <text:p>-5.8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37]" office:value-type="float" office:value="730" calcext:value-type="float">
            <text:p>730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38]" office:value-type="float" office:value="908" calcext:value-type="float">
            <text:p>908</text:p>
          </table:table-cell>
          <table:table-cell/>
          <table:table-cell office:value-type="float" office:value="857" calcext:value-type="float">
            <text:p>857</text:p>
          </table:table-cell>
          <table:table-cell/>
          <table:table-cell office:value-type="float" office:value="853" calcext:value-type="float">
            <text:p>853</text:p>
          </table:table-cell>
          <table:table-cell/>
          <table:table-cell office:value-type="float" office:value="854" calcext:value-type="float">
            <text:p>854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39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40]" office:value-type="percentage" office:value="0.73" calcext:value-type="percentage">
            <text:p>73.00%</text:p>
          </table:table-cell>
          <table:table-cell/>
          <table:table-cell table:style-name="ce67" office:value-type="percentage" office:value="0.633" calcext:value-type="percentage">
            <text:p>63.30%</text:p>
          </table:table-cell>
          <table:table-cell/>
          <table:table-cell table:style-name="ce67" office:value-type="percentage" office:value="0.628" calcext:value-type="percentage">
            <text:p>62.80%</text:p>
          </table:table-cell>
          <table:table-cell/>
          <table:table-cell table:style-name="ce67" office:value-type="percentage" office:value="0.639" calcext:value-type="percentage">
            <text:p>63.90%</text:p>
          </table:table-cell>
          <table:table-cell/>
          <table:table-cell table:style-name="ce67" office:value-type="percentage" office:value="0.629" calcext:value-type="percentage">
            <text:p>62.90%</text:p>
          </table:table-cell>
          <table:table-cell/>
          <table:table-cell table:style-name="ce67" office:value-type="percentage" office:value="0.62" calcext:value-type="percentage">
            <text:p>62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41]" office:value-type="percentage" office:value="0.908" calcext:value-type="percentage">
            <text:p>90.80%</text:p>
          </table:table-cell>
          <table:table-cell/>
          <table:table-cell table:style-name="ce67" office:value-type="percentage" office:value="0.857" calcext:value-type="percentage">
            <text:p>85.70%</text:p>
          </table:table-cell>
          <table:table-cell/>
          <table:table-cell table:style-name="ce67" office:value-type="percentage" office:value="0.853" calcext:value-type="percentage">
            <text:p>85.3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/>
          <table:table-cell table:style-name="ce67" office:value-type="percentage" office:value="0.866" calcext:value-type="percentage">
            <text:p>86.60%</text:p>
          </table:table-cell>
          <table:table-cell/>
          <table:table-cell table:style-name="ce67" office:value-type="percentage" office:value="0.854" calcext:value-type="percentage">
            <text:p>85.4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50]-[.$B150]" office:value-type="percentage" office:value="-0.097" calcext:value-type="percentage">
            <text:p>-9.70%</text:p>
          </table:table-cell>
          <table:table-cell table:style-name="ce47"/>
          <table:table-cell table:style-name="ce44" table:formula="of:=[.F150]-[.$B150]" office:value-type="percentage" office:value="-0.102" calcext:value-type="percentage">
            <text:p>-10.20%</text:p>
          </table:table-cell>
          <table:table-cell table:style-name="ce47"/>
          <table:table-cell table:style-name="ce44" table:formula="of:=[.H150]-[.$B150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50]-[.$B150]" office:value-type="percentage" office:value="-0.101" calcext:value-type="percentage">
            <text:p>-10.10%</text:p>
          </table:table-cell>
          <table:table-cell table:style-name="ce47"/>
          <table:table-cell table:style-name="ce44" table:formula="of:=[.L150]-[.$B150]" office:value-type="percentage" office:value="-0.11" calcext:value-type="percentage">
            <text:p>-11.00%</text:p>
          </table:table-cell>
          <table:table-cell/>
          <table:table-cell table:style-name="ce49" table:formula="of:=AVERAGE([.D142];[.F142];[.H142];[.J142];[.L142];[.D152];[.F152];[.H152];[.J152];[.L152])" office:value-type="percentage" office:value="-0.1033" calcext:value-type="percentage">
            <text:p>-10.33%</text:p>
          </table:table-cell>
          <table:table-cell table:style-name="ce49" table:formula="of:=AVERAGE([.D143];[.F143];[.H143];[.J143];[.L143];[.D153];[.F153];[.H153];[.J153];[.L153])" office:value-type="percentage" office:value="-0.051" calcext:value-type="percentage">
            <text:p>-5.10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51]-[.$B151]" office:value-type="percentage" office:value="-0.051" calcext:value-type="percentage">
            <text:p>-5.10%</text:p>
          </table:table-cell>
          <table:table-cell table:style-name="ce50"/>
          <table:table-cell table:style-name="ce45" table:formula="of:=[.F151]-[.$B151]" office:value-type="percentage" office:value="-0.055" calcext:value-type="percentage">
            <text:p>-5.50%</text:p>
          </table:table-cell>
          <table:table-cell table:style-name="ce50"/>
          <table:table-cell table:style-name="ce45" table:formula="of:=[.H151]-[.$B151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J151]-[.$B151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L151]-[.$B151]" office:value-type="percentage" office:value="-0.0540000000000001" calcext:value-type="percentage">
            <text:p>-5.4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SqueezeNet 1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74]" office:value-type="float" office:value="612" calcext:value-type="float">
            <text:p>612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75]" office:value-type="float" office:value="817" calcext:value-type="float">
            <text:p>817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76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77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" calcext:value-type="percentage">
            <text:p>45.00%</text:p>
          </table:table-cell>
          <table:table-cell/>
          <table:table-cell table:style-name="ce67" office:value-type="percentage" office:value="0.468" calcext:value-type="percentage">
            <text:p>46.8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7" calcext:value-type="percentage">
            <text:p>45.70%</text:p>
          </table:table-cell>
          <table:table-cell/>
          <table:table-cell table:style-name="ce67" office:value-type="percentage" office:value="0.458" calcext:value-type="percentage">
            <text:p>45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78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6" calcext:value-type="percentage">
            <text:p>70.60%</text:p>
          </table:table-cell>
          <table:table-cell/>
          <table:table-cell table:style-name="ce67" office:value-type="percentage" office:value="0.697" calcext:value-type="percentage">
            <text:p>69.7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698" calcext:value-type="percentage">
            <text:p>69.80%</text:p>
          </table:table-cell>
          <table:table-cell/>
          <table:table-cell table:style-name="ce67" office:value-type="percentage" office:value="0.708" calcext:value-type="percentage">
            <text:p>70.8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62]-[.$B162]" office:value-type="percentage" office:value="-0.162" calcext:value-type="percentage">
            <text:p>-16.20%</text:p>
          </table:table-cell>
          <table:table-cell table:style-name="ce47"/>
          <table:table-cell table:style-name="ce44" table:formula="of:=[.F162]-[.$B162]" office:value-type="percentage" office:value="-0.144" calcext:value-type="percentage">
            <text:p>-14.40%</text:p>
          </table:table-cell>
          <table:table-cell table:style-name="ce47"/>
          <table:table-cell table:style-name="ce44" table:formula="of:=[.H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J162]-[.$B162]" office:value-type="percentage" office:value="-0.155" calcext:value-type="percentage">
            <text:p>-15.50%</text:p>
          </table:table-cell>
          <table:table-cell table:style-name="ce47"/>
          <table:table-cell table:style-name="ce44" table:formula="of:=[.L162]-[.$B162]" office:value-type="percentage" office:value="-0.154" calcext:value-type="percentage">
            <text:p>-15.4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63]-[.$B163]" office:value-type="percentage" office:value="-0.111" calcext:value-type="percentage">
            <text:p>-11.10%</text:p>
          </table:table-cell>
          <table:table-cell table:style-name="ce50"/>
          <table:table-cell table:style-name="ce45" table:formula="of:=[.F163]-[.$B163]" office:value-type="percentage" office:value="-0.12" calcext:value-type="percentage">
            <text:p>-12.00%</text:p>
          </table:table-cell>
          <table:table-cell table:style-name="ce50"/>
          <table:table-cell table:style-name="ce45" table:formula="of:=[.H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J163]-[.$B163]" office:value-type="percentage" office:value="-0.119" calcext:value-type="percentage">
            <text:p>-11.90%</text:p>
          </table:table-cell>
          <table:table-cell table:style-name="ce50"/>
          <table:table-cell table:style-name="ce45" table:formula="of:=[.L163]-[.$B163]" office:value-type="percentage" office:value="-0.109" calcext:value-type="percentage">
            <text:p>-10.90%</text:p>
          </table:table-cell>
          <table:table-cell table:number-columns-repeated="5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59]" office:value-type="float" office:value="612" calcext:value-type="float">
            <text:p>612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47" calcext:value-type="float">
            <text:p>447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59" calcext:value-type="float">
            <text:p>45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60]" office:value-type="float" office:value="817" calcext:value-type="float">
            <text:p>817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61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62]" office:value-type="percentage" office:value="0.612" calcext:value-type="percentage">
            <text:p>61.2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47" calcext:value-type="percentage">
            <text:p>44.70%</text:p>
          </table:table-cell>
          <table:table-cell/>
          <table:table-cell table:style-name="ce67" office:value-type="percentage" office:value="0.443" calcext:value-type="percentage">
            <text:p>44.30%</text:p>
          </table:table-cell>
          <table:table-cell/>
          <table:table-cell table:style-name="ce67" office:value-type="percentage" office:value="0.459" calcext:value-type="percentage">
            <text:p>45.90%</text:p>
          </table:table-cell>
          <table:table-cell/>
          <table:table-cell table:style-name="ce67" office:value-type="percentage" office:value="0.463" calcext:value-type="percentage">
            <text:p>46.3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63]" office:value-type="percentage" office:value="0.817" calcext:value-type="percentage">
            <text:p>81.70%</text:p>
          </table:table-cell>
          <table:table-cell/>
          <table:table-cell table:style-name="ce67" office:value-type="percentage" office:value="0.703" calcext:value-type="percentage">
            <text:p>70.30%</text:p>
          </table:table-cell>
          <table:table-cell/>
          <table:table-cell table:style-name="ce67" office:value-type="percentage" office:value="0.701" calcext:value-type="percentage">
            <text:p>70.10%</text:p>
          </table:table-cell>
          <table:table-cell/>
          <table:table-cell table:style-name="ce67" office:value-type="percentage" office:value="0.712" calcext:value-type="percentage">
            <text:p>71.20%</text:p>
          </table:table-cell>
          <table:table-cell/>
          <table:table-cell table:style-name="ce67" office:value-type="percentage" office:value="0.709" calcext:value-type="percentage">
            <text:p>70.90%</text:p>
          </table:table-cell>
          <table:table-cell/>
          <table:table-cell table:style-name="ce67" office:value-type="percentage" office:value="0.695" calcext:value-type="percentage">
            <text:p>69.5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F172]-[.$B172]" office:value-type="percentage" office:value="-0.165" calcext:value-type="percentage">
            <text:p>-16.50%</text:p>
          </table:table-cell>
          <table:table-cell table:style-name="ce47"/>
          <table:table-cell table:style-name="ce44" table:formula="of:=[.H172]-[.$B172]" office:value-type="percentage" office:value="-0.169" calcext:value-type="percentage">
            <text:p>-16.90%</text:p>
          </table:table-cell>
          <table:table-cell table:style-name="ce47"/>
          <table:table-cell table:style-name="ce44" table:formula="of:=[.J172]-[.$B172]" office:value-type="percentage" office:value="-0.153" calcext:value-type="percentage">
            <text:p>-15.30%</text:p>
          </table:table-cell>
          <table:table-cell table:style-name="ce47"/>
          <table:table-cell table:style-name="ce44" table:formula="of:=[.L172]-[.$B172]" office:value-type="percentage" office:value="-0.149" calcext:value-type="percentage">
            <text:p>-14.90%</text:p>
          </table:table-cell>
          <table:table-cell/>
          <table:table-cell table:style-name="ce49" table:formula="of:=AVERAGE([.D164];[.F164];[.H164];[.J164];[.L164];[.D174];[.F174];[.H174];[.J174];[.L174])" office:value-type="percentage" office:value="-0.1559" calcext:value-type="percentage">
            <text:p>-15.59%</text:p>
          </table:table-cell>
          <table:table-cell table:style-name="ce49" table:formula="of:=AVERAGE([.D165];[.F165];[.H165];[.J165];[.L165];[.D175];[.F175];[.H175];[.J175];[.L175])" office:value-type="percentage" office:value="-0.1143" calcext:value-type="percentage">
            <text:p>-11.43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73]-[.$B173]" office:value-type="percentage" office:value="-0.114" calcext:value-type="percentage">
            <text:p>-11.40%</text:p>
          </table:table-cell>
          <table:table-cell table:style-name="ce50"/>
          <table:table-cell table:style-name="ce45" table:formula="of:=[.F173]-[.$B173]" office:value-type="percentage" office:value="-0.116" calcext:value-type="percentage">
            <text:p>-11.60%</text:p>
          </table:table-cell>
          <table:table-cell table:style-name="ce50"/>
          <table:table-cell table:style-name="ce45" table:formula="of:=[.H173]-[.$B173]" office:value-type="percentage" office:value="-0.105" calcext:value-type="percentage">
            <text:p>-10.50%</text:p>
          </table:table-cell>
          <table:table-cell table:style-name="ce50"/>
          <table:table-cell table:style-name="ce45" table:formula="of:=[.J173]-[.$B173]" office:value-type="percentage" office:value="-0.108" calcext:value-type="percentage">
            <text:p>-10.80%</text:p>
          </table:table-cell>
          <table:table-cell table:style-name="ce50"/>
          <table:table-cell table:style-name="ce45" table:formula="of:=[.L173]-[.$B173]" office:value-type="percentage" office:value="-0.122" calcext:value-type="percentage">
            <text:p>-12.20%</text:p>
          </table:table-cell>
          <table:table-cell table:number-columns-repeated="5"/>
        </table:table-row>
        <table:table-row table:style-name="ro5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7">
          <table:table-cell table:style-name="Default" table:number-columns-repeated="2"/>
          <table:table-cell/>
          <table:table-cell table:style-name="ce41" office:value-type="string" calcext:value-type="string" table:number-columns-spanned="9" table:number-rows-spanned="1">
            <text:p>VGG19 B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69" calcext:value-type="float">
            <text:p>69</text:p>
          </table:table-cell>
          <table:table-cell table:style-name="ce35"/>
          <table:table-cell table:style-name="ce42" office:value-type="float" office:value="666" calcext:value-type="float">
            <text:p>666</text:p>
          </table:table-cell>
          <table:table-cell/>
          <table:table-cell table:style-name="ce42" office:value-type="float" office:value="777" calcext:value-type="float">
            <text:p>777</text:p>
          </table:table-cell>
          <table:table-cell/>
          <table:table-cell table:style-name="ce42" office:value-type="float" office:value="911" calcext:value-type="float">
            <text:p>911</text:p>
          </table:table-cell>
          <table:table-cell/>
          <table:table-cell table:style-name="ce42" office:value-type="float" office:value="119" calcext:value-type="float">
            <text:p>119</text:p>
          </table:table-cell>
          <table:table-cell/>
          <table:table-cell table:style-name="Accent_20_2" office:value-type="string" calcext:value-type="string">
            <text:p>No Filters</text:p>
          </table:table-cell>
          <table:table-cell table:style-name="ce56" office:value-type="string" calcext:value-type="string" table:number-columns-spanned="3" table:number-rows-spanned="3">
            <text:p>Risultati ottenuti dai modelli con le immagini originali del dataset Aline</text:p>
          </table:table-cell>
          <table:covered-table-cell table:number-columns-repeated="2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$'A-Line'.I83]" office:value-type="float" office:value="746" calcext:value-type="float">
            <text:p>746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$'A-Line'.I84]" office:value-type="float" office:value="927" calcext:value-type="float">
            <text:p>92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881" calcext:value-type="float">
            <text:p>881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float" office:value="878" calcext:value-type="float">
            <text:p>878</text:p>
          </table:table-cell>
          <table:table-cell/>
          <table:table-cell table:style-name="ce42" office:value-type="float" office:value="1234" calcext:value-type="float">
            <text:p>1234</text:p>
          </table:table-cell>
          <table:table-cell table:style-name="ce56" office:value-type="string" calcext:value-type="string" table:number-columns-spanned="3" table:number-rows-spanned="3">
            <text:p>Seed applicato alla generazione random dei filtri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formula="of:=[$'A-Line'.I85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$'A-Line'.I86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7" calcext:value-type="percentage">
            <text:p>66.70%</text:p>
          </table:table-cell>
          <table:table-cell/>
          <table:table-cell table:style-name="ce67" office:value-type="percentage" office:value="0.666" calcext:value-type="percentage">
            <text:p>66.60%</text:p>
          </table:table-cell>
          <table:table-cell/>
          <table:table-cell table:style-name="ce67" office:value-type="percentage" office:value="0.655" calcext:value-type="percentage">
            <text:p>65.50%</text:p>
          </table:table-cell>
          <table:table-cell/>
          <table:table-cell table:style-name="ce67" office:value-type="percentage" office:value="0.658" calcext:value-type="percentage">
            <text:p>65.80%</text:p>
          </table:table-cell>
          <table:table-cell/>
          <table:table-cell table:style-name="ce67" office:value-type="percentage" office:value="0.657" calcext:value-type="percentage">
            <text:p>65.7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$'A-Line'.I87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82" calcext:value-type="percentage">
            <text:p>88.20%</text:p>
          </table:table-cell>
          <table:table-cell/>
          <table:table-cell table:style-name="ce67" office:value-type="percentage" office:value="0.881" calcext:value-type="percentage">
            <text:p>88.10%</text:p>
          </table:table-cell>
          <table:table-cell/>
          <table:table-cell table:style-name="ce67" office:value-type="percentage" office:value="0.88" calcext:value-type="percentage">
            <text:p>88.0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style-name="ce56" office:value-type="string" calcext:value-type="string" table:number-columns-spanned="3" table:number-rows-spanned="3">
            <text:p>Risultati ottenuti dal testing dei modelli con le immagini del dataset Aline alterato dai filtri di Diego.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84]-[.$B184]" office:value-type="percentage" office:value="-0.079" calcext:value-type="percentage">
            <text:p>-7.90%</text:p>
          </table:table-cell>
          <table:table-cell table:style-name="ce47"/>
          <table:table-cell table:style-name="ce44" table:formula="of:=[.F184]-[.$B184]" office:value-type="percentage" office:value="-0.08" calcext:value-type="percentage">
            <text:p>-8.00%</text:p>
          </table:table-cell>
          <table:table-cell table:style-name="ce47"/>
          <table:table-cell table:style-name="ce44" table:formula="of:=[.H184]-[.$B184]" office:value-type="percentage" office:value="-0.091" calcext:value-type="percentage">
            <text:p>-9.10%</text:p>
          </table:table-cell>
          <table:table-cell table:style-name="ce47"/>
          <table:table-cell table:style-name="ce44" table:formula="of:=[.J184]-[.$B184]" office:value-type="percentage" office:value="-0.088" calcext:value-type="percentage">
            <text:p>-8.80%</text:p>
          </table:table-cell>
          <table:table-cell table:style-name="ce47"/>
          <table:table-cell table:style-name="ce44" table:formula="of:=[.L184]-[.$B184]" office:value-type="percentage" office:value="-0.089" calcext:value-type="percentage">
            <text:p>-8.90%</text:p>
          </table:table-cell>
          <table:table-cell table:number-columns-repeated="2"/>
          <table:covered-table-cell table:number-columns-repeated="3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85]-[.$B18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F185]-[.$B185]" office:value-type="percentage" office:value="-0.045" calcext:value-type="percentage">
            <text:p>-4.50%</text:p>
          </table:table-cell>
          <table:table-cell table:style-name="ce50"/>
          <table:table-cell table:style-name="ce45" table:formula="of:=[.H185]-[.$B185]" office:value-type="percentage" office:value="-0.046" calcext:value-type="percentage">
            <text:p>-4.60%</text:p>
          </table:table-cell>
          <table:table-cell table:style-name="ce50"/>
          <table:table-cell table:style-name="ce45" table:formula="of:=[.J185]-[.$B185]" office:value-type="percentage" office:value="-0.047" calcext:value-type="percentage">
            <text:p>-4.70%</text:p>
          </table:table-cell>
          <table:table-cell table:style-name="ce50"/>
          <table:table-cell table:style-name="ce45" table:formula="of:=[.L185]-[.$B185]" office:value-type="percentage" office:value="-0.049" calcext:value-type="percentage">
            <text:p>-4.90%</text:p>
          </table:table-cell>
          <table:table-cell table:number-columns-repeated="2"/>
          <table:covered-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5">
          <table:table-cell table:style-name="Default" office:value-type="string" calcext:value-type="string">
            <text:p>Seeds</text:p>
          </table:table-cell>
          <table:table-cell table:style-name="Default"/>
          <table:table-cell/>
          <table:table-cell table:style-name="ce42" office:value-type="float" office:value="420" calcext:value-type="float">
            <text:p>420</text:p>
          </table:table-cell>
          <table:table-cell/>
          <table:table-cell table:style-name="ce42" office:value-type="float" office:value="1308" calcext:value-type="float">
            <text:p>1308</text:p>
          </table:table-cell>
          <table:table-cell/>
          <table:table-cell table:style-name="ce42" office:value-type="float" office:value="7" calcext:value-type="float">
            <text:p>7</text:p>
          </table:table-cell>
          <table:table-cell/>
          <table:table-cell table:style-name="ce42" office:value-type="float" office:value="23" calcext:value-type="float">
            <text:p>23</text:p>
          </table:table-cell>
          <table:table-cell/>
          <table:table-cell table:style-name="ce42" office:value-type="float" office:value="9" calcext:value-type="float">
            <text:p>9</text:p>
          </table:table-cell>
          <table:table-cell table:number-columns-repeated="5"/>
        </table:table-row>
        <table:table-row table:style-name="ro5">
          <table:table-cell table:style-name="Default"/>
          <table:table-cell table:style-name="Accent_20_2" office:value-type="string" calcext:value-type="string">
            <text:p>No Filters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/>
          <table:table-cell table:style-name="Accent_20_2" office:value-type="string" calcext:value-type="string">
            <text:p>Filtered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1</text:p>
          </table:table-cell>
          <table:table-cell table:formula="of:=[.$B181]" office:value-type="float" office:value="746" calcext:value-type="float">
            <text:p>746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59" calcext:value-type="float">
            <text:p>659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uess T5</text:p>
          </table:table-cell>
          <table:table-cell table:formula="of:=[.$B182]" office:value-type="float" office:value="927" calcext:value-type="float">
            <text:p>927</text:p>
          </table:table-cell>
          <table:table-cell/>
          <table:table-cell office:value-type="float" office:value="873" calcext:value-type="float">
            <text:p>873</text:p>
          </table:table-cell>
          <table:table-cell/>
          <table:table-cell office:value-type="float" office:value="887" calcext:value-type="float">
            <text:p>887</text:p>
          </table:table-cell>
          <table:table-cell/>
          <table:table-cell office:value-type="float" office:value="885" calcext:value-type="float">
            <text:p>885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tal</text:p>
          </table:table-cell>
          <table:table-cell table:formula="of:=[.$B183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1</text:p>
          </table:table-cell>
          <table:table-cell table:style-name="ce67" table:formula="of:=[.$B184]" office:value-type="percentage" office:value="0.746" calcext:value-type="percentage">
            <text:p>74.60%</text:p>
          </table:table-cell>
          <table:table-cell/>
          <table:table-cell table:style-name="ce67" office:value-type="percentage" office:value="0.664" calcext:value-type="percentage">
            <text:p>66.40%</text:p>
          </table:table-cell>
          <table:table-cell/>
          <table:table-cell table:style-name="ce67" office:value-type="percentage" office:value="0.665" calcext:value-type="percentage">
            <text:p>66.50%</text:p>
          </table:table-cell>
          <table:table-cell/>
          <table:table-cell table:style-name="ce67" office:value-type="percentage" office:value="0.659" calcext:value-type="percentage">
            <text:p>65.90%</text:p>
          </table:table-cell>
          <table:table-cell/>
          <table:table-cell table:style-name="ce67" office:value-type="percentage" office:value="0.67" calcext:value-type="percentage">
            <text:p>67.00%</text:p>
          </table:table-cell>
          <table:table-cell/>
          <table:table-cell table:style-name="ce67" office:value-type="percentage" office:value="0.65" calcext:value-type="percentage">
            <text:p>65.00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TOP 5</text:p>
          </table:table-cell>
          <table:table-cell table:style-name="ce67" table:formula="of:=[.$B185]" office:value-type="percentage" office:value="0.927" calcext:value-type="percentage">
            <text:p>92.70%</text:p>
          </table:table-cell>
          <table:table-cell/>
          <table:table-cell table:style-name="ce67" office:value-type="percentage" office:value="0.873" calcext:value-type="percentage">
            <text:p>87.30%</text:p>
          </table:table-cell>
          <table:table-cell/>
          <table:table-cell table:style-name="ce67" office:value-type="percentage" office:value="0.887" calcext:value-type="percentage">
            <text:p>88.70%</text:p>
          </table:table-cell>
          <table:table-cell/>
          <table:table-cell table:style-name="ce67" office:value-type="percentage" office:value="0.885" calcext:value-type="percentage">
            <text:p>88.50%</text:p>
          </table:table-cell>
          <table:table-cell/>
          <table:table-cell table:style-name="ce67" office:value-type="percentage" office:value="0.886" calcext:value-type="percentage">
            <text:p>88.60%</text:p>
          </table:table-cell>
          <table:table-cell/>
          <table:table-cell table:style-name="ce67" office:value-type="percentage" office:value="0.878" calcext:value-type="percentage">
            <text:p>87.80%</text:p>
          </table:table-cell>
          <table:table-cell/>
          <table:table-cell table:style-name="Accent_20_3" office:value-type="string" calcext:value-type="string">
            <text:p>TOP 1 AVG</text:p>
          </table:table-cell>
          <table:table-cell table:style-name="Accent_20_3" office:value-type="string" calcext:value-type="string">
            <text:p>TOP 5 AV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1</text:p>
          </table:table-cell>
          <table:table-cell table:style-name="ce36" table:number-columns-repeated="2"/>
          <table:table-cell table:style-name="ce44" table:formula="of:=[.D194]-[.$B194]" office:value-type="percentage" office:value="-0.082" calcext:value-type="percentage">
            <text:p>-8.20%</text:p>
          </table:table-cell>
          <table:table-cell table:style-name="ce47"/>
          <table:table-cell table:style-name="ce44" table:formula="of:=[.F194]-[.$B194]" office:value-type="percentage" office:value="-0.081" calcext:value-type="percentage">
            <text:p>-8.10%</text:p>
          </table:table-cell>
          <table:table-cell table:style-name="ce47"/>
          <table:table-cell table:style-name="ce44" table:formula="of:=[.H194]-[.$B194]" office:value-type="percentage" office:value="-0.087" calcext:value-type="percentage">
            <text:p>-8.70%</text:p>
          </table:table-cell>
          <table:table-cell table:style-name="ce47"/>
          <table:table-cell table:style-name="ce44" table:formula="of:=[.J194]-[.$B194]" office:value-type="percentage" office:value="-0.076" calcext:value-type="percentage">
            <text:p>-7.60%</text:p>
          </table:table-cell>
          <table:table-cell table:style-name="ce47"/>
          <table:table-cell table:style-name="ce44" table:formula="of:=[.L194]-[.$B194]" office:value-type="percentage" office:value="-0.096" calcext:value-type="percentage">
            <text:p>-9.60%</text:p>
          </table:table-cell>
          <table:table-cell/>
          <table:table-cell table:style-name="ce49" table:formula="of:=AVERAGE([.D186];[.F186];[.H186];[.J186];[.L186];[.D196];[.F196];[.H196];[.J196];[.L196])" office:value-type="percentage" office:value="-0.0849" calcext:value-type="percentage">
            <text:p>-8.49%</text:p>
          </table:table-cell>
          <table:table-cell table:style-name="ce49" table:formula="of:=AVERAGE([.D187];[.F187];[.H187];[.J187];[.L187];[.D197];[.F197];[.H197];[.J197];[.L197])" office:value-type="percentage" office:value="-0.0454" calcext:value-type="percentage">
            <text:p>-4.54%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iff TOP 5</text:p>
          </table:table-cell>
          <table:table-cell table:style-name="ce37" table:number-columns-repeated="2"/>
          <table:table-cell table:style-name="ce45" table:formula="of:=[.D195]-[.$B195]" office:value-type="percentage" office:value="-0.0540000000000001" calcext:value-type="percentage">
            <text:p>-5.40%</text:p>
          </table:table-cell>
          <table:table-cell table:style-name="ce50"/>
          <table:table-cell table:style-name="ce45" table:formula="of:=[.F195]-[.$B195]" office:value-type="percentage" office:value="-0.04" calcext:value-type="percentage">
            <text:p>-4.00%</text:p>
          </table:table-cell>
          <table:table-cell table:style-name="ce50"/>
          <table:table-cell table:style-name="ce45" table:formula="of:=[.H195]-[.$B195]" office:value-type="percentage" office:value="-0.042" calcext:value-type="percentage">
            <text:p>-4.20%</text:p>
          </table:table-cell>
          <table:table-cell table:style-name="ce50"/>
          <table:table-cell table:style-name="ce45" table:formula="of:=[.J195]-[.$B195]" office:value-type="percentage" office:value="-0.041" calcext:value-type="percentage">
            <text:p>-4.10%</text:p>
          </table:table-cell>
          <table:table-cell table:style-name="ce50"/>
          <table:table-cell table:style-name="ce45" table:formula="of:=[.L195]-[.$B195]" office:value-type="percentage" office:value="-0.049" calcext:value-type="percentage">
            <text:p>-4.9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0:54:32.255042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23T11:01:04.558891208</dc:date>
    <meta:editing-duration>P1DT13H8M18S</meta:editing-duration>
    <meta:editing-cycles>144</meta:editing-cycles>
    <meta:generator>LibreOffice/7.0.5.2$Linux_X86_64 LibreOffice_project/00$Build-2</meta:generator>
    <meta:document-statistic meta:table-count="6" meta:cell-count="3470" meta:object-count="0"/>
  </office:meta>
</office:document-meta>
</file>